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2" style:family="table-cell" style:parent-style-name="Default" style:data-style-name="N12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>
            <text:p>Temperature</text:p>
          </table:table-cell>
          <table:table-cell office:value-type="float" office:value="340">
            <text:p>34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>
            <text:p>Beta</text:p>
          </table:table-cell>
          <table:table-cell table:formula="of:=340*0.034130896488534/[.B1]" office:value-type="float" office:value="0.034130896488534">
            <text:p>0.03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>
            <text:p>Er</text:p>
          </table:table-cell>
          <table:table-cell office:value-type="float" office:value="30">
            <text:p>3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n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  <draw:frame table:end-cell-address="Sheet1.N39" table:end-x="20.72mm" table:end-y="3.06mm" draw:z-index="2" draw:style-name="gr1" svg:width="144.36mm" svg:height="144.85mm" svg:x="11.85mm" svg:y="3.18mm">
              <draw:object draw:notify-on-update-of-ranges="Sheet1.I14:Sheet1.I14 Sheet1.I17:Sheet1.I69 Sheet1.H17:Sheet1.H69 Sheet1.E14:Sheet1.E14 Sheet1.E17:Sheet1.E19 Sheet1.B17:Sheet1.B20 Sheet1.J14:Sheet1.J14 Sheet1.J16:Sheet1.J69 Sheet1.H16:Sheet1.H69 Sheet1.F14:Sheet1.F14 Sheet1.F17:Sheet1.F19 Sheet1.B17:Sheet1.B19 Sheet1.K13:Sheet1.K13 Sheet1.K15:Sheet1.K80 Sheet1.H15:Sheet1.H80 Sheet1.K13:Sheet1.K13 Sheet1.L15:Sheet1.L80 Sheet1.H15:Sheet1.H8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EXP(-([.C$5]-[.$B$6])*[.$B$3]*[.$B$2])" office:value-type="float" office:value="1">
            <text:p>1</text:p>
          </table:table-cell>
          <table:table-cell table:formula="of:=EXP(-([.D$5]-[.$B$6])*[.$B$3]*[.$B$2])" office:value-type="float" office:value="0.359181698471242">
            <text:p>0.36</text:p>
          </table:table-cell>
          <table:table-cell table:formula="of:=EXP(-([.E$5]-[.$B$6])*[.$B$3]*[.$B$2])" office:value-type="float" office:value="0.129011492516686">
            <text:p>0.13</text:p>
          </table:table-cell>
          <table:table-cell table:formula="of:=EXP(-([.F$5]-[.$B$6])*[.$B$3]*[.$B$2])" office:value-type="float" office:value="0.0463385670044534">
            <text:p>0.05</text:p>
          </table:table-cell>
          <table:table-cell table:formula="of:=EXP(-([.G$5]-[.$B$6])*[.$B$3]*[.$B$2])" office:value-type="float" office:value="0.016643965201383">
            <text:p>0.02</text:p>
          </table:table-cell>
          <table:table-cell table:formula="of:=EXP(-([.H$5]-[.$B$6])*[.$B$3]*[.$B$2])" office:value-type="float" office:value="0.00597820769032901">
            <text:p>0.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EXP(-([.C$5]-[.$B$7])*[.$B$3]*[.$B$2])" office:value-type="float" office:value="2.78410621770604">
            <text:p>2.78</text:p>
          </table:table-cell>
          <table:table-cell table:formula="of:=EXP(-([.D$5]-[.$B$7])*[.$B$3]*[.$B$2])" office:value-type="float" office:value="1">
            <text:p>1</text:p>
          </table:table-cell>
          <table:table-cell table:formula="of:=EXP(-([.E$5]-[.$B$7])*[.$B$3]*[.$B$2])" office:value-type="float" office:value="0.359181698471242">
            <text:p>0.36</text:p>
          </table:table-cell>
          <table:table-cell table:formula="of:=EXP(-([.F$5]-[.$B$7])*[.$B$3]*[.$B$2])" office:value-type="float" office:value="0.129011492516686">
            <text:p>0.13</text:p>
          </table:table-cell>
          <table:table-cell table:formula="of:=EXP(-([.G$5]-[.$B$7])*[.$B$3]*[.$B$2])" office:value-type="float" office:value="0.0463385670044534">
            <text:p>0.05</text:p>
          </table:table-cell>
          <table:table-cell table:formula="of:=EXP(-([.H$5]-[.$B$7])*[.$B$3]*[.$B$2])" office:value-type="float" office:value="0.016643965201383">
            <text:p>0.0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EXP(-([.C$5]-[.$B$8])*[.$B$3]*[.$B$2])" office:value-type="float" office:value="7.75124743146941">
            <text:p>7.75</text:p>
          </table:table-cell>
          <table:table-cell table:formula="of:=EXP(-([.D$5]-[.$B$8])*[.$B$3]*[.$B$2])" office:value-type="float" office:value="2.78410621770604">
            <text:p>2.78</text:p>
          </table:table-cell>
          <table:table-cell table:formula="of:=EXP(-([.E$5]-[.$B$8])*[.$B$3]*[.$B$2])" office:value-type="float" office:value="1">
            <text:p>1</text:p>
          </table:table-cell>
          <table:table-cell table:formula="of:=EXP(-([.F$5]-[.$B$8])*[.$B$3]*[.$B$2])" office:value-type="float" office:value="0.359181698471242">
            <text:p>0.36</text:p>
          </table:table-cell>
          <table:table-cell table:formula="of:=EXP(-([.G$5]-[.$B$8])*[.$B$3]*[.$B$2])" office:value-type="float" office:value="0.129011492516686">
            <text:p>0.13</text:p>
          </table:table-cell>
          <table:table-cell table:formula="of:=EXP(-([.H$5]-[.$B$8])*[.$B$3]*[.$B$2])" office:value-type="float" office:value="0.0463385670044534">
            <text:p>0.0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EXP(-([.C$5]-[.$B$9])*[.$B$3]*[.$B$2])" office:value-type="float" office:value="21.5802961689319">
            <text:p>21.58</text:p>
          </table:table-cell>
          <table:table-cell table:formula="of:=EXP(-([.D$5]-[.$B$9])*[.$B$3]*[.$B$2])" office:value-type="float" office:value="7.75124743146941">
            <text:p>7.75</text:p>
          </table:table-cell>
          <table:table-cell table:formula="of:=EXP(-([.E$5]-[.$B$9])*[.$B$3]*[.$B$2])" office:value-type="float" office:value="2.78410621770604">
            <text:p>2.78</text:p>
          </table:table-cell>
          <table:table-cell table:formula="of:=EXP(-([.F$5]-[.$B$9])*[.$B$3]*[.$B$2])" office:value-type="float" office:value="1">
            <text:p>1</text:p>
          </table:table-cell>
          <table:table-cell table:formula="of:=EXP(-([.G$5]-[.$B$9])*[.$B$3]*[.$B$2])" office:value-type="float" office:value="0.359181698471242">
            <text:p>0.36</text:p>
          </table:table-cell>
          <table:table-cell table:formula="of:=EXP(-([.H$5]-[.$B$9])*[.$B$3]*[.$B$2])" office:value-type="float" office:value="0.129011492516686">
            <text:p>0.1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EXP(-([.C$5]-[.$B$10])*[.$B$3]*[.$B$2])" office:value-type="float" office:value="60.0818367438611">
            <text:p>60.08</text:p>
          </table:table-cell>
          <table:table-cell table:formula="of:=EXP(-([.D$5]-[.$B$10])*[.$B$3]*[.$B$2])" office:value-type="float" office:value="21.5802961689319">
            <text:p>21.58</text:p>
          </table:table-cell>
          <table:table-cell table:formula="of:=EXP(-([.E$5]-[.$B$10])*[.$B$3]*[.$B$2])" office:value-type="float" office:value="7.75124743146941">
            <text:p>7.75</text:p>
          </table:table-cell>
          <table:table-cell table:formula="of:=EXP(-([.F$5]-[.$B$10])*[.$B$3]*[.$B$2])" office:value-type="float" office:value="2.78410621770604">
            <text:p>2.78</text:p>
          </table:table-cell>
          <table:table-cell table:formula="of:=EXP(-([.G$5]-[.$B$10])*[.$B$3]*[.$B$2])" office:value-type="float" office:value="1">
            <text:p>1</text:p>
          </table:table-cell>
          <table:table-cell table:formula="of:=EXP(-([.H$5]-[.$B$10])*[.$B$3]*[.$B$2])" office:value-type="float" office:value="0.359181698471242">
            <text:p>0.3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EXP(-([.C$5]-[.$B$11])*[.$B$3]*[.$B$2])" office:value-type="float" office:value="167.274215249783">
            <text:p>167.27</text:p>
          </table:table-cell>
          <table:table-cell table:formula="of:=EXP(-([.D$5]-[.$B$11])*[.$B$3]*[.$B$2])" office:value-type="float" office:value="60.0818367438611">
            <text:p>60.08</text:p>
          </table:table-cell>
          <table:table-cell table:formula="of:=EXP(-([.E$5]-[.$B$11])*[.$B$3]*[.$B$2])" office:value-type="float" office:value="21.5802961689319">
            <text:p>21.58</text:p>
          </table:table-cell>
          <table:table-cell table:formula="of:=EXP(-([.F$5]-[.$B$11])*[.$B$3]*[.$B$2])" office:value-type="float" office:value="7.75124743146941">
            <text:p>7.75</text:p>
          </table:table-cell>
          <table:table-cell table:formula="of:=EXP(-([.G$5]-[.$B$11])*[.$B$3]*[.$B$2])" office:value-type="float" office:value="2.78410621770604">
            <text:p>2.78</text:p>
          </table:table-cell>
          <table:table-cell table:formula="of:=EXP(-([.H$5]-[.$B$11])*[.$B$3]*[.$B$2])"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Old</text:p>
          </table:table-cell>
          <table:table-cell table:style-name="Default"/>
          <table:table-cell office:value-type="string">
            <text:p>New</text:p>
          </table:table-cell>
          <table:table-cell/>
        </table:table-row>
        <table:table-row table:style-name="ro2">
          <table:table-cell office:value-type="string">
            <text:p>Old</text:p>
          </table:table-cell>
          <table:table-cell office:value-type="string">
            <text:p>delta nn</text:p>
          </table:table-cell>
          <table:table-cell table:number-columns-repeated="2"/>
          <table:table-cell office:value-type="string">
            <text:p>Er</text:p>
          </table:table-cell>
          <table:table-cell office:value-type="string">
            <text:p>Prob.</text:p>
          </table:table-cell>
          <table:table-cell/>
          <table:table-cell office:value-type="string">
            <text:p>n</text:p>
          </table:table-cell>
          <table:table-cell office:value-type="string">
            <text:p>Er</text:p>
          </table:table-cell>
          <table:table-cell table:style-name="Default" office:value-type="string">
            <text:p>Prob.</text:p>
          </table:table-cell>
          <table:table-cell office:value-type="string">
            <text:p>Er</text:p>
          </table:table-cell>
          <table:table-cell office:value-type="string">
            <text:p>Prob.</text:p>
          </table:table-cell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/>
          <table:table-cell table:style-name="Default"/>
          <table:table-cell table:formula="of:=[.$B$3]" office:value-type="float" office:value="30">
            <text:p>30</text:p>
          </table:table-cell>
          <table:table-cell table:formula="of:=EXP(-[.H15]*[.K15]*[.$B$2]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LN(1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(5-[.B16])/6" office:value-type="float" office:value="0.833333333333333">
            <text:p>0.83</text:p>
          </table:table-cell>
          <table:table-cell/>
          <table:table-cell office:value-type="float" office:value="0.01">
            <text:p>0.01</text:p>
          </table:table-cell>
          <table:table-cell table:formula="of:=-(1/([.$B$2]*[.H16]))*LN((5-[.H16])/6)" office:value-type="float" office:value="540.048983262276">
            <text:p>540.05</text:p>
          </table:table-cell>
          <table:table-cell table:formula="of:=EXP(-[.I16]*[.H16]*[.$B$2])" office:value-type="float" office:value="0.831666666666667">
            <text:p>0.831667</text:p>
          </table:table-cell>
          <table:table-cell table:formula="of:=[.$B$3]" office:value-type="float" office:value="30">
            <text:p>30</text:p>
          </table:table-cell>
          <table:table-cell table:formula="of:=EXP(-[.H16]*[.K16]*[.$B$2])" office:value-type="float" office:value="0.989812973906137">
            <text:p>0.9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LN(2/3)" office:value-type="float" office:value="-0.405465108108164">
            <text:p>-0.41</text:p>
          </table:table-cell>
          <table:table-cell table:formula="of:=-[.C17]" office:value-type="float" office:value="0.405465108108164">
            <text:p>0.41</text:p>
          </table:table-cell>
          <table:table-cell table:formula="of:=[.D17]/[.$B$2]" office:value-type="float" office:value="11.8797087045275">
            <text:p>11.88</text:p>
          </table:table-cell>
          <table:table-cell table:formula="of:=(5-[.B17])/6" office:value-type="float" office:value="0.666666666666667">
            <text:p>0.67</text:p>
          </table:table-cell>
          <table:table-cell table:formula="of:=([.E17]+[.E18]+[.E19])/3" office:value-type="float" office:value="10.921119471">
            <text:p>10.92</text:p>
          </table:table-cell>
          <table:table-cell table:formula="of:=0.1" office:value-type="float" office:value="0.1">
            <text:p>0.1</text:p>
          </table:table-cell>
          <table:table-cell table:formula="of:=-(1/([.$B$2]*[.H17]))*LN((5-[.H17])/6)" office:value-type="float" office:value="59.3375167216924">
            <text:p>59.34</text:p>
          </table:table-cell>
          <table:table-cell table:formula="of:=EXP(-[.I17]*[.H17]*[.$B$2])" office:value-type="float" office:value="0.816666666666667">
            <text:p>0.816667</text:p>
          </table:table-cell>
          <table:table-cell table:formula="of:=[.$B$3]" office:value-type="float" office:value="30">
            <text:p>30</text:p>
          </table:table-cell>
          <table:table-cell table:formula="of:=EXP(-[.H17]*[.K17]*[.$B$2])" office:value-type="float" office:value="0.90267501109354">
            <text:p>0.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LN(0.5)/2" office:value-type="float" office:value="-0.346573590279973">
            <text:p>-0.35</text:p>
          </table:table-cell>
          <table:table-cell table:formula="of:=-[.C18]" office:value-type="float" office:value="0.346573590279973">
            <text:p>0.35</text:p>
          </table:table-cell>
          <table:table-cell table:formula="of:=[.D18]/[.$B$2]" office:value-type="float" office:value="10.154248084178">
            <text:p>10.15</text:p>
          </table:table-cell>
          <table:table-cell table:formula="of:=(5-[.B18])/6" office:value-type="float" office:value="0.5">
            <text:p>0.5</text:p>
          </table:table-cell>
          <table:table-cell/>
          <table:table-cell table:formula="of:=[.H17]+0.1" office:value-type="float" office:value="0.2">
            <text:p>0.2</text:p>
          </table:table-cell>
          <table:table-cell table:formula="of:=-(1/([.$B$2]*[.H18]))*LN((5-[.H18])/6)" office:value-type="float" office:value="32.6893774075306">
            <text:p>32.69</text:p>
          </table:table-cell>
          <table:table-cell table:formula="of:=EXP(-[.I18]*[.H18]*[.$B$2])" office:value-type="float" office:value="0.8">
            <text:p>0.800000</text:p>
          </table:table-cell>
          <table:table-cell table:formula="of:=[.$B$3]" office:value-type="float" office:value="30">
            <text:p>30</text:p>
          </table:table-cell>
          <table:table-cell table:formula="of:=EXP(-[.H18]*[.K18]*[.$B$2])" office:value-type="float" office:value="0.814822175652722">
            <text:p>0.8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LN(1/3)/3" office:value-type="float" office:value="-0.366204096222703">
            <text:p>-0.37</text:p>
          </table:table-cell>
          <table:table-cell table:formula="of:=-[.C19]" office:value-type="float" office:value="0.366204096222703">
            <text:p>0.37</text:p>
          </table:table-cell>
          <table:table-cell table:formula="of:=[.D19]/[.$B$2]" office:value-type="float" office:value="10.7294016242945">
            <text:p>10.73</text:p>
          </table:table-cell>
          <table:table-cell table:formula="of:=(5-[.B19])/6" office:value-type="float" office:value="0.333333333333333">
            <text:p>0.33</text:p>
          </table:table-cell>
          <table:table-cell/>
          <table:table-cell table:formula="of:=[.H18]+0.1" office:value-type="float" office:value="0.3">
            <text:p>0.3</text:p>
          </table:table-cell>
          <table:table-cell table:formula="of:=-(1/([.$B$2]*[.H19]))*LN((5-[.H19])/6)" office:value-type="float" office:value="23.8490620557514">
            <text:p>23.85</text:p>
          </table:table-cell>
          <table:table-cell table:formula="of:=EXP(-[.I19]*[.H19]*[.$B$2])" office:value-type="float" office:value="0.783333333333333">
            <text:p>0.783333</text:p>
          </table:table-cell>
          <table:table-cell table:formula="of:=[.$B$3]" office:value-type="float" office:value="30">
            <text:p>30</text:p>
          </table:table-cell>
          <table:table-cell table:formula="of:=EXP(-[.H19]*[.K19]*[.$B$2])" office:value-type="float" office:value="0.735519616446583">
            <text:p>0.7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LN(1/6)/4" office:value-type="float" office:value="-0.447939867307014">
            <text:p>-0.45</text:p>
          </table:table-cell>
          <table:table-cell table:formula="of:=-[.C20]" office:value-type="float" office:value="0.447939867307014">
            <text:p>0.45</text:p>
          </table:table-cell>
          <table:table-cell table:formula="of:=[.D20]/[.$B$2]" office:value-type="float" office:value="13.1241752603098">
            <text:p>13.12</text:p>
          </table:table-cell>
          <table:table-cell table:formula="of:=(5-[.B20])/6" office:value-type="float" office:value="0.166666666666667">
            <text:p>0.17</text:p>
          </table:table-cell>
          <table:table-cell/>
          <table:table-cell table:formula="of:=[.H19]+0.1" office:value-type="float" office:value="0.4">
            <text:p>0.4</text:p>
          </table:table-cell>
          <table:table-cell table:formula="of:=-(1/([.$B$2]*[.H20]))*LN((5-[.H20])/6)" office:value-type="float" office:value="19.4620705188821">
            <text:p>19.46</text:p>
          </table:table-cell>
          <table:table-cell table:formula="of:=EXP(-[.I20]*[.H20]*[.$B$2])" office:value-type="float" office:value="0.766666666666667">
            <text:p>0.766667</text:p>
          </table:table-cell>
          <table:table-cell table:formula="of:=[.$B$3]" office:value-type="float" office:value="30">
            <text:p>30</text:p>
          </table:table-cell>
          <table:table-cell table:formula="of:=EXP(-[.H20]*[.K20]*[.$B$2])" office:value-type="float" office:value="0.663935177935435">
            <text:p>0.66</text:p>
          </table:table-cell>
        </table:table-row>
        <table:table-row table:style-name="ro1">
          <table:table-cell table:number-columns-repeated="7"/>
          <table:table-cell table:formula="of:=[.H20]+0.1" office:value-type="float" office:value="0.5">
            <text:p>0.5</text:p>
          </table:table-cell>
          <table:table-cell table:formula="of:=-(1/([.$B$2]*[.H21]))*LN((5-[.H21])/6)" office:value-type="float" office:value="16.8575749276568">
            <text:p>16.86</text:p>
          </table:table-cell>
          <table:table-cell table:formula="of:=EXP(-[.I21]*[.H21]*[.$B$2])" office:value-type="float" office:value="0.75">
            <text:p>0.750000</text:p>
          </table:table-cell>
          <table:table-cell table:formula="of:=[.$B$3]" office:value-type="float" office:value="30">
            <text:p>30</text:p>
          </table:table-cell>
          <table:table-cell table:formula="of:=EXP(-[.H21]*[.K21]*[.$B$2])" office:value-type="float" office:value="0.59931769410826">
            <text:p>0.6</text:p>
          </table:table-cell>
        </table:table-row>
        <table:table-row table:style-name="ro1">
          <table:table-cell table:number-columns-repeated="7"/>
          <table:table-cell table:formula="of:=[.H21]+0.1" office:value-type="float" office:value="0.6">
            <text:p>0.6</text:p>
          </table:table-cell>
          <table:table-cell table:formula="of:=-(1/([.$B$2]*[.H22]))*LN((5-[.H22])/6)" office:value-type="float" office:value="15.1453648655275">
            <text:p>15.15</text:p>
          </table:table-cell>
          <table:table-cell table:formula="of:=EXP(-[.I22]*[.H22]*[.$B$2])" office:value-type="float" office:value="0.733333333333333">
            <text:p>0.733333</text:p>
          </table:table-cell>
          <table:table-cell table:formula="of:=[.$B$3]" office:value-type="float" office:value="30">
            <text:p>30</text:p>
          </table:table-cell>
          <table:table-cell table:formula="of:=EXP(-[.H22]*[.K22]*[.$B$2])" office:value-type="float" office:value="0.540989106177728">
            <text:p>0.54</text:p>
          </table:table-cell>
        </table:table-row>
        <table:table-row table:style-name="ro1">
          <table:table-cell>
            <draw:frame table:end-cell-address="Sheet1.G57" table:end-x="9.43mm" table:end-y="2mm" draw:z-index="0" draw:style-name="gr1" svg:width="144.37mm" svg:height="144.73mm" svg:x="0.54mm" svg:y="1.86mm">
              <draw:object draw:notify-on-update-of-ranges="Sheet1.H14:Sheet1.H14 Sheet1.H17:Sheet1.H69 Sheet1.I14:Sheet1.I14 Sheet1.I17:Sheet1.I69 Sheet1.B17:Sheet1.B20 Sheet1.E14:Sheet1.E14 Sheet1.E17:Sheet1.E19 Sheet1.J14:Sheet1.J14 Sheet1.J16:Sheet1.J69 Sheet1.H16:Sheet1.H69 Sheet1.F14:Sheet1.F14 Sheet1.F17:Sheet1.F19 Sheet1.B17:Sheet1.B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formula="of:=[.H22]+0.1" office:value-type="float" office:value="0.7">
            <text:p>0.7</text:p>
          </table:table-cell>
          <table:table-cell table:formula="of:=-(1/([.$B$2]*[.H23]))*LN((5-[.H23])/6)" office:value-type="float" office:value="13.9439829263727">
            <text:p>13.94</text:p>
          </table:table-cell>
          <table:table-cell table:formula="of:=EXP(-[.I23]*[.H23]*[.$B$2])" office:value-type="float" office:value="0.716666666666667">
            <text:p>0.716667</text:p>
          </table:table-cell>
          <table:table-cell table:formula="of:=[.$B$3]" office:value-type="float" office:value="30">
            <text:p>30</text:p>
          </table:table-cell>
          <table:table-cell table:formula="of:=EXP(-[.H23]*[.K23]*[.$B$2])" office:value-type="float" office:value="0.488337347420465">
            <text:p>0.49</text:p>
          </table:table-cell>
        </table:table-row>
        <table:table-row table:style-name="ro1">
          <table:table-cell table:number-columns-repeated="7"/>
          <table:table-cell table:formula="of:=[.H23]+0.1" office:value-type="float" office:value="0.8">
            <text:p>0.8</text:p>
          </table:table-cell>
          <table:table-cell table:formula="of:=-(1/([.$B$2]*[.H24]))*LN((5-[.H24])/6)" office:value-type="float" office:value="13.0627591359399">
            <text:p>13.06</text:p>
          </table:table-cell>
          <table:table-cell table:formula="of:=EXP(-[.I24]*[.H24]*[.$B$2])" office:value-type="float" office:value="0.7">
            <text:p>0.700000</text:p>
          </table:table-cell>
          <table:table-cell table:formula="of:=[.$B$3]" office:value-type="float" office:value="30">
            <text:p>30</text:p>
          </table:table-cell>
          <table:table-cell table:formula="of:=EXP(-[.H24]*[.K24]*[.$B$2])" office:value-type="float" office:value="0.440809920500158">
            <text:p>0.44</text:p>
          </table:table-cell>
        </table:table-row>
        <table:table-row table:style-name="ro1">
          <table:table-cell table:number-columns-repeated="7"/>
          <table:table-cell table:formula="of:=[.H24]+0.1" office:value-type="float" office:value="0.9">
            <text:p>0.9</text:p>
          </table:table-cell>
          <table:table-cell table:formula="of:=-(1/([.$B$2]*[.H25]))*LN((5-[.H25])/6)" office:value-type="float" office:value="12.3958229669548">
            <text:p>12.4</text:p>
          </table:table-cell>
          <table:table-cell table:formula="of:=EXP(-[.I25]*[.H25]*[.$B$2])" office:value-type="float" office:value="0.683333333333333">
            <text:p>0.683333</text:p>
          </table:table-cell>
          <table:table-cell table:formula="of:=[.$B$3]" office:value-type="float" office:value="30">
            <text:p>30</text:p>
          </table:table-cell>
          <table:table-cell table:formula="of:=EXP(-[.H25]*[.K25]*[.$B$2])" office:value-type="float" office:value="0.397908099877623">
            <text:p>0.4</text:p>
          </table:table-cell>
        </table:table-row>
        <table:table-row table:style-name="ro1">
          <table:table-cell table:number-columns-repeated="7"/>
          <table:table-cell table:formula="of:=[.H25]+0.1" office:value-type="float" office:value="1">
            <text:p>1</text:p>
          </table:table-cell>
          <table:table-cell table:formula="of:=-(1/([.$B$2]*[.H26]))*LN((5-[.H26])/6)" office:value-type="float" office:value="11.8797087045275">
            <text:p>11.88</text:p>
          </table:table-cell>
          <table:table-cell table:formula="of:=EXP(-[.I26]*[.H26]*[.$B$2])" office:value-type="float" office:value="0.666666666666667">
            <text:p>0.666667</text:p>
          </table:table-cell>
          <table:table-cell table:formula="of:=[.$B$3]" office:value-type="float" office:value="30">
            <text:p>30</text:p>
          </table:table-cell>
          <table:table-cell table:formula="of:=EXP(-[.H26]*[.K26]*[.$B$2])" office:value-type="float" office:value="0.359181698471242">
            <text:p>0.36</text:p>
          </table:table-cell>
        </table:table-row>
        <table:table-row table:style-name="ro1">
          <table:table-cell table:number-columns-repeated="7"/>
          <table:table-cell table:formula="of:=[.H26]+0.1" office:value-type="float" office:value="1.1">
            <text:p>1.1</text:p>
          </table:table-cell>
          <table:table-cell table:formula="of:=-(1/([.$B$2]*[.H27]))*LN((5-[.H27])/6)" office:value-type="float" office:value="11.4740857434812">
            <text:p>11.47</text:p>
          </table:table-cell>
          <table:table-cell table:formula="of:=EXP(-[.I27]*[.H27]*[.$B$2])" office:value-type="float" office:value="0.65">
            <text:p>0.650000</text:p>
          </table:table-cell>
          <table:table-cell table:formula="of:=[.$B$3]" office:value-type="float" office:value="30">
            <text:p>30</text:p>
          </table:table-cell>
          <table:table-cell table:formula="of:=EXP(-[.H27]*[.K27]*[.$B$2])" office:value-type="float" office:value="0.324224343652125">
            <text:p>0.32</text:p>
          </table:table-cell>
        </table:table-row>
        <table:table-row table:style-name="ro1">
          <table:table-cell table:number-columns-repeated="7"/>
          <table:table-cell table:formula="of:=[.H27]+0.1" office:value-type="float" office:value="1.2">
            <text:p>1.2</text:p>
          </table:table-cell>
          <table:table-cell table:formula="of:=-(1/([.$B$2]*[.H28]))*LN((5-[.H28])/6)" office:value-type="float" office:value="11.1521243576955">
            <text:p>11.15</text:p>
          </table:table-cell>
          <table:table-cell table:formula="of:=EXP(-[.I28]*[.H28]*[.$B$2])" office:value-type="float" office:value="0.633333333333333">
            <text:p>0.633333</text:p>
          </table:table-cell>
          <table:table-cell table:formula="of:=[.$B$3]" office:value-type="float" office:value="30">
            <text:p>30</text:p>
          </table:table-cell>
          <table:table-cell table:formula="of:=EXP(-[.H28]*[.K28]*[.$B$2])" office:value-type="float" office:value="0.292669213002978">
            <text:p>0.29</text:p>
          </table:table-cell>
        </table:table-row>
        <table:table-row table:style-name="ro1">
          <table:table-cell table:number-columns-repeated="7"/>
          <table:table-cell table:formula="of:=[.H28]+0.1" office:value-type="float" office:value="1.3">
            <text:p>1.3</text:p>
          </table:table-cell>
          <table:table-cell table:formula="of:=-(1/([.$B$2]*[.H29]))*LN((5-[.H29])/6)" office:value-type="float" office:value="10.8953087020837">
            <text:p>10.9</text:p>
          </table:table-cell>
          <table:table-cell table:formula="of:=EXP(-[.I29]*[.H29]*[.$B$2])" office:value-type="float" office:value="0.616666666666667">
            <text:p>0.616667</text:p>
          </table:table-cell>
          <table:table-cell table:formula="of:=[.$B$3]" office:value-type="float" office:value="30">
            <text:p>30</text:p>
          </table:table-cell>
          <table:table-cell table:formula="of:=EXP(-[.H29]*[.K29]*[.$B$2])" office:value-type="float" office:value="0.2641851850942">
            <text:p>0.26</text:p>
          </table:table-cell>
        </table:table-row>
        <table:table-row table:style-name="ro1">
          <table:table-cell table:number-columns-repeated="7"/>
          <table:table-cell table:formula="of:=[.H29]+0.1" office:value-type="float" office:value="1.4">
            <text:p>1.4</text:p>
          </table:table-cell>
          <table:table-cell table:formula="of:=-(1/([.$B$2]*[.H30]))*LN((5-[.H30])/6)" office:value-type="float" office:value="10.6904735323818">
            <text:p>10.69</text:p>
          </table:table-cell>
          <table:table-cell table:formula="of:=EXP(-[.I30]*[.H30]*[.$B$2])" office:value-type="float" office:value="0.6">
            <text:p>0.600000</text:p>
          </table:table-cell>
          <table:table-cell table:formula="of:=[.$B$3]" office:value-type="float" office:value="30">
            <text:p>30</text:p>
          </table:table-cell>
          <table:table-cell table:formula="of:=EXP(-[.H30]*[.K30]*[.$B$2])" office:value-type="float" office:value="0.238473364885656">
            <text:p>0.24</text:p>
          </table:table-cell>
        </table:table-row>
        <table:table-row table:style-name="ro1">
          <table:table-cell table:number-columns-repeated="7"/>
          <table:table-cell table:formula="of:=[.H30]+0.1" office:value-type="float" office:value="1.5">
            <text:p>1.5</text:p>
          </table:table-cell>
          <table:table-cell table:formula="of:=-(1/([.$B$2]*[.H31]))*LN((5-[.H31])/6)" office:value-type="float" office:value="10.5280270211822">
            <text:p>10.53</text:p>
          </table:table-cell>
          <table:table-cell table:formula="of:=EXP(-[.I31]*[.H31]*[.$B$2])" office:value-type="float" office:value="0.583333333333334">
            <text:p>0.583333</text:p>
          </table:table-cell>
          <table:table-cell table:formula="of:=[.$B$3]" office:value-type="float" office:value="30">
            <text:p>30</text:p>
          </table:table-cell>
          <table:table-cell table:formula="of:=EXP(-[.H31]*[.K31]*[.$B$2])" office:value-type="float" office:value="0.215263947293673">
            <text:p>0.22</text:p>
          </table:table-cell>
        </table:table-row>
        <table:table-row table:style-name="ro1">
          <table:table-cell table:number-columns-repeated="7"/>
          <table:table-cell table:formula="of:=[.H31]+0.1" office:value-type="float" office:value="1.6">
            <text:p>1.6</text:p>
          </table:table-cell>
          <table:table-cell table:formula="of:=-(1/([.$B$2]*[.H32]))*LN((5-[.H32])/6)" office:value-type="float" office:value="10.4008408810172">
            <text:p>10.4</text:p>
          </table:table-cell>
          <table:table-cell table:formula="of:=EXP(-[.I32]*[.H32]*[.$B$2])" office:value-type="float" office:value="0.566666666666667">
            <text:p>0.566667</text:p>
          </table:table-cell>
          <table:table-cell table:formula="of:=[.$B$3]" office:value-type="float" office:value="30">
            <text:p>30</text:p>
          </table:table-cell>
          <table:table-cell table:formula="of:=EXP(-[.H32]*[.K32]*[.$B$2])" office:value-type="float" office:value="0.194313386011356">
            <text:p>0.19</text:p>
          </table:table-cell>
        </table:table-row>
        <table:table-row table:style-name="ro1">
          <table:table-cell table:number-columns-repeated="7"/>
          <table:table-cell table:formula="of:=[.H32]+0.1" office:value-type="float" office:value="1.7">
            <text:p>1.7</text:p>
          </table:table-cell>
          <table:table-cell table:formula="of:=-(1/([.$B$2]*[.H33]))*LN((5-[.H33])/6)" office:value-type="float" office:value="10.3035331665558">
            <text:p>10.3</text:p>
          </table:table-cell>
          <table:table-cell table:formula="of:=EXP(-[.I33]*[.H33]*[.$B$2])" office:value-type="float" office:value="0.55">
            <text:p>0.550000</text:p>
          </table:table-cell>
          <table:table-cell table:formula="of:=[.$B$3]" office:value-type="float" office:value="30">
            <text:p>30</text:p>
          </table:table-cell>
          <table:table-cell table:formula="of:=EXP(-[.H33]*[.K33]*[.$B$2])" office:value-type="float" office:value="0.175401837873424">
            <text:p>0.18</text:p>
          </table:table-cell>
        </table:table-row>
        <table:table-row table:style-name="ro1">
          <table:table-cell table:number-columns-repeated="7"/>
          <table:table-cell table:formula="of:=[.H33]+0.1" office:value-type="float" office:value="1.8">
            <text:p>1.8</text:p>
          </table:table-cell>
          <table:table-cell table:formula="of:=-(1/([.$B$2]*[.H34]))*LN((5-[.H34])/6)" office:value-type="float" office:value="10.2319912144631">
            <text:p>10.23</text:p>
          </table:table-cell>
          <table:table-cell table:formula="of:=EXP(-[.I34]*[.H34]*[.$B$2])" office:value-type="float" office:value="0.533333333333333">
            <text:p>0.533333</text:p>
          </table:table-cell>
          <table:table-cell table:formula="of:=[.$B$3]" office:value-type="float" office:value="30">
            <text:p>30</text:p>
          </table:table-cell>
          <table:table-cell table:formula="of:=EXP(-[.H34]*[.K34]*[.$B$2])" office:value-type="float" office:value="0.15833085594822">
            <text:p>0.16</text:p>
          </table:table-cell>
        </table:table-row>
        <table:table-row table:style-name="ro1">
          <table:table-cell table:number-columns-repeated="7"/>
          <table:table-cell table:formula="of:=[.H34]+0.1" office:value-type="float" office:value="1.9">
            <text:p>1.9</text:p>
          </table:table-cell>
          <table:table-cell table:formula="of:=-(1/([.$B$2]*[.H35]))*LN((5-[.H35])/6)" office:value-type="float" office:value="10.1830464426517">
            <text:p>10.18</text:p>
          </table:table-cell>
          <table:table-cell table:formula="of:=EXP(-[.I35]*[.H35]*[.$B$2])" office:value-type="float" office:value="0.516666666666666">
            <text:p>0.516667</text:p>
          </table:table-cell>
          <table:table-cell table:formula="of:=[.$B$3]" office:value-type="float" office:value="30">
            <text:p>30</text:p>
          </table:table-cell>
          <table:table-cell table:formula="of:=EXP(-[.H35]*[.K35]*[.$B$2])" office:value-type="float" office:value="0.142921307149509">
            <text:p>0.14</text:p>
          </table:table-cell>
        </table:table-row>
        <table:table-row table:style-name="ro1">
          <table:table-cell table:number-columns-repeated="7"/>
          <table:table-cell table:formula="of:=[.H35]+0.1" office:value-type="float" office:value="2">
            <text:p>2</text:p>
          </table:table-cell>
          <table:table-cell table:formula="of:=-(1/([.$B$2]*[.H36]))*LN((5-[.H36])/6)" office:value-type="float" office:value="10.154248084178">
            <text:p>10.15</text:p>
          </table:table-cell>
          <table:table-cell table:formula="of:=EXP(-[.I36]*[.H36]*[.$B$2])" office:value-type="float" office:value="0.5">
            <text:p>0.500000</text:p>
          </table:table-cell>
          <table:table-cell table:formula="of:=[.$B$3]" office:value-type="float" office:value="30">
            <text:p>30</text:p>
          </table:table-cell>
          <table:table-cell table:formula="of:=EXP(-[.H36]*[.K36]*[.$B$2])" office:value-type="float" office:value="0.129011492516686">
            <text:p>0.13</text:p>
          </table:table-cell>
        </table:table-row>
        <table:table-row table:style-name="ro1">
          <table:table-cell table:number-columns-repeated="7"/>
          <table:table-cell table:formula="of:=[.H36]+0.1" office:value-type="float" office:value="2.1">
            <text:p>2.1</text:p>
          </table:table-cell>
          <table:table-cell table:formula="of:=-(1/([.$B$2]*[.H37]))*LN((5-[.H37])/6)" office:value-type="float" office:value="10.1437031439614">
            <text:p>10.14</text:p>
          </table:table-cell>
          <table:table-cell table:formula="of:=EXP(-[.I37]*[.H37]*[.$B$2])" office:value-type="float" office:value="0.483333333333333">
            <text:p>0.483333</text:p>
          </table:table-cell>
          <table:table-cell table:formula="of:=[.$B$3]" office:value-type="float" office:value="30">
            <text:p>30</text:p>
          </table:table-cell>
          <table:table-cell table:formula="of:=EXP(-[.H37]*[.K37]*[.$B$2])" office:value-type="float" office:value="0.116455450438694">
            <text:p>0.12</text:p>
          </table:table-cell>
        </table:table-row>
        <table:table-row table:style-name="ro1">
          <table:table-cell table:number-columns-repeated="7"/>
          <table:table-cell table:formula="of:=[.H37]+0.1" office:value-type="float" office:value="2.2">
            <text:p>2.2</text:p>
          </table:table-cell>
          <table:table-cell table:formula="of:=-(1/([.$B$2]*[.H38]))*LN((5-[.H38])/6)" office:value-type="float" office:value="10.1499618242179">
            <text:p>10.15</text:p>
          </table:table-cell>
          <table:table-cell table:formula="of:=EXP(-[.I38]*[.H38]*[.$B$2])" office:value-type="float" office:value="0.466666666666667">
            <text:p>0.466667</text:p>
          </table:table-cell>
          <table:table-cell table:formula="of:=[.$B$3]" office:value-type="float" office:value="30">
            <text:p>30</text:p>
          </table:table-cell>
          <table:table-cell table:formula="of:=EXP(-[.H38]*[.K38]*[.$B$2])" office:value-type="float" office:value="0.105121425016651">
            <text:p>0.11</text:p>
          </table:table-cell>
        </table:table-row>
        <table:table-row table:style-name="ro1">
          <table:table-cell table:number-columns-repeated="7"/>
          <table:table-cell table:formula="of:=[.H38]+0.1" office:value-type="float" office:value="2.3">
            <text:p>2.3</text:p>
          </table:table-cell>
          <table:table-cell table:formula="of:=-(1/([.$B$2]*[.H39]))*LN((5-[.H39])/6)" office:value-type="float" office:value="10.1719349605056">
            <text:p>10.17</text:p>
          </table:table-cell>
          <table:table-cell table:formula="of:=EXP(-[.I39]*[.H39]*[.$B$2])" office:value-type="float" office:value="0.45">
            <text:p>0.450000</text:p>
          </table:table-cell>
          <table:table-cell table:formula="of:=[.$B$3]" office:value-type="float" office:value="30">
            <text:p>30</text:p>
          </table:table-cell>
          <table:table-cell table:formula="of:=EXP(-[.H39]*[.K39]*[.$B$2])" office:value-type="float" office:value="0.0948904834930743">
            <text:p>0.09</text:p>
          </table:table-cell>
        </table:table-row>
        <table:table-row table:style-name="ro1">
          <table:table-cell table:number-columns-repeated="7"/>
          <table:table-cell table:formula="of:=[.H39]+0.1" office:value-type="float" office:value="2.4">
            <text:p>2.4</text:p>
          </table:table-cell>
          <table:table-cell table:formula="of:=-(1/([.$B$2]*[.H40]))*LN((5-[.H40])/6)" office:value-type="float" office:value="10.2088345926487">
            <text:p>10.21</text:p>
          </table:table-cell>
          <table:table-cell table:formula="of:=EXP(-[.I40]*[.H40]*[.$B$2])" office:value-type="float" office:value="0.433333333333333">
            <text:p>0.433333</text:p>
          </table:table-cell>
          <table:table-cell table:formula="of:=[.$B$3]" office:value-type="float" office:value="30">
            <text:p>30</text:p>
          </table:table-cell>
          <table:table-cell table:formula="of:=EXP(-[.H40]*[.K40]*[.$B$2])" office:value-type="float" office:value="0.0856552682397822">
            <text:p>0.09</text:p>
          </table:table-cell>
        </table:table-row>
        <table:table-row table:style-name="ro1">
          <table:table-cell table:number-columns-repeated="7"/>
          <table:table-cell table:formula="of:=[.H40]+0.1" office:value-type="float" office:value="2.5">
            <text:p>2.5</text:p>
          </table:table-cell>
          <table:table-cell table:formula="of:=-(1/([.$B$2]*[.H41]))*LN((5-[.H41])/6)" office:value-type="float" office:value="10.2601317565509">
            <text:p>10.26</text:p>
          </table:table-cell>
          <table:table-cell table:formula="of:=EXP(-[.I41]*[.H41]*[.$B$2])" office:value-type="float" office:value="0.416666666666667">
            <text:p>0.416667</text:p>
          </table:table-cell>
          <table:table-cell table:formula="of:=[.$B$3]" office:value-type="float" office:value="30">
            <text:p>30</text:p>
          </table:table-cell>
          <table:table-cell table:formula="of:=EXP(-[.H41]*[.K41]*[.$B$2])" office:value-type="float" office:value="0.0773188702085655">
            <text:p>0.08</text:p>
          </table:table-cell>
        </table:table-row>
        <table:table-row table:style-name="ro1">
          <table:table-cell table:number-columns-repeated="7"/>
          <table:table-cell table:formula="of:=[.H41]+0.1" office:value-type="float" office:value="2.6">
            <text:p>2.6</text:p>
          </table:table-cell>
          <table:table-cell table:formula="of:=-(1/([.$B$2]*[.H42]))*LN((5-[.H42])/6)" office:value-type="float" office:value="10.3255275576392">
            <text:p>10.33</text:p>
          </table:table-cell>
          <table:table-cell table:formula="of:=EXP(-[.I42]*[.H42]*[.$B$2])" office:value-type="float" office:value="0.4">
            <text:p>0.400000</text:p>
          </table:table-cell>
          <table:table-cell table:formula="of:=[.$B$3]" office:value-type="float" office:value="30">
            <text:p>30</text:p>
          </table:table-cell>
          <table:table-cell table:formula="of:=EXP(-[.H42]*[.K42]*[.$B$2])" office:value-type="float" office:value="0.0697938120232568">
            <text:p>0.07</text:p>
          </table:table-cell>
        </table:table-row>
        <table:table-row table:style-name="ro1">
          <table:table-cell table:number-columns-repeated="7"/>
          <table:table-cell table:formula="of:=[.H42]+0.1" office:value-type="float" office:value="2.7">
            <text:p>2.7</text:p>
          </table:table-cell>
          <table:table-cell table:formula="of:=-(1/([.$B$2]*[.H43]))*LN((5-[.H43])/6)" office:value-type="float" office:value="10.4049349540403">
            <text:p>10.4</text:p>
          </table:table-cell>
          <table:table-cell table:formula="of:=EXP(-[.I43]*[.H43]*[.$B$2])" office:value-type="float" office:value="0.383333333333333">
            <text:p>0.383333</text:p>
          </table:table-cell>
          <table:table-cell table:formula="of:=[.$B$3]" office:value-type="float" office:value="30">
            <text:p>30</text:p>
          </table:table-cell>
          <table:table-cell table:formula="of:=EXP(-[.H43]*[.K43]*[.$B$2])" office:value-type="float" office:value="0.0630011300423538">
            <text:p>0.06</text:p>
          </table:table-cell>
        </table:table-row>
        <table:table-row table:style-name="ro1">
          <table:table-cell table:number-columns-repeated="7"/>
          <table:table-cell table:formula="of:=[.H43]+0.1" office:value-type="float" office:value="2.8">
            <text:p>2.8</text:p>
          </table:table-cell>
          <table:table-cell table:formula="of:=-(1/([.$B$2]*[.H44]))*LN((5-[.H44])/6)" office:value-type="float" office:value="10.4984696741687">
            <text:p>10.5</text:p>
          </table:table-cell>
          <table:table-cell table:formula="of:=EXP(-[.I44]*[.H44]*[.$B$2])" office:value-type="float" office:value="0.366666666666667">
            <text:p>0.366667</text:p>
          </table:table-cell>
          <table:table-cell table:formula="of:=[.$B$3]" office:value-type="float" office:value="30">
            <text:p>30</text:p>
          </table:table-cell>
          <table:table-cell table:formula="of:=EXP(-[.H44]*[.K44]*[.$B$2])" office:value-type="float" office:value="0.0568695457598872">
            <text:p>0.06</text:p>
          </table:table-cell>
        </table:table-row>
        <table:table-row table:style-name="ro1">
          <table:table-cell table:number-columns-repeated="7"/>
          <table:table-cell table:formula="of:=[.H44]+0.1" office:value-type="float" office:value="2.9">
            <text:p>2.9</text:p>
          </table:table-cell>
          <table:table-cell table:formula="of:=-(1/([.$B$2]*[.H45]))*LN((5-[.H45])/6)" office:value-type="float" office:value="10.6064494748648">
            <text:p>10.61</text:p>
          </table:table-cell>
          <table:table-cell table:formula="of:=EXP(-[.I45]*[.H45]*[.$B$2])" office:value-type="float" office:value="0.35">
            <text:p>0.350000</text:p>
          </table:table-cell>
          <table:table-cell table:formula="of:=[.$B$3]" office:value-type="float" office:value="30">
            <text:p>30</text:p>
          </table:table-cell>
          <table:table-cell table:formula="of:=EXP(-[.H45]*[.K45]*[.$B$2])" office:value-type="float" office:value="0.0513347178496907">
            <text:p>0.05</text:p>
          </table:table-cell>
        </table:table-row>
        <table:table-row table:style-name="ro1">
          <table:table-cell table:number-columns-repeated="7"/>
          <table:table-cell table:formula="of:=[.H45]+0.1" office:value-type="float" office:value="3">
            <text:p>3</text:p>
          </table:table-cell>
          <table:table-cell table:formula="of:=-(1/([.$B$2]*[.H46]))*LN((5-[.H46])/6)" office:value-type="float" office:value="10.7294016242945">
            <text:p>10.73</text:p>
          </table:table-cell>
          <table:table-cell table:formula="of:=EXP(-[.I46]*[.H46]*[.$B$2])" office:value-type="float" office:value="0.333333333333333">
            <text:p>0.333333</text:p>
          </table:table-cell>
          <table:table-cell table:formula="of:=[.$B$3]" office:value-type="float" office:value="30">
            <text:p>30</text:p>
          </table:table-cell>
          <table:table-cell table:formula="of:=EXP(-[.H46]*[.K46]*[.$B$2])" office:value-type="float" office:value="0.0463385670044533">
            <text:p>0.05</text:p>
          </table:table-cell>
        </table:table-row>
        <table:table-row table:style-name="ro1">
          <table:table-cell table:number-columns-repeated="7"/>
          <table:table-cell table:formula="of:=[.H46]+0.1" office:value-type="float" office:value="3.1">
            <text:p>3.1</text:p>
          </table:table-cell>
          <table:table-cell table:formula="of:=-(1/([.$B$2]*[.H47]))*LN((5-[.H47])/6)" office:value-type="float" office:value="10.8680791605131">
            <text:p>10.87</text:p>
          </table:table-cell>
          <table:table-cell table:formula="of:=EXP(-[.I47]*[.H47]*[.$B$2])" office:value-type="float" office:value="0.316666666666666">
            <text:p>0.316667</text:p>
          </table:table-cell>
          <table:table-cell table:formula="of:=[.$B$3]" office:value-type="float" office:value="30">
            <text:p>30</text:p>
          </table:table-cell>
          <table:table-cell table:formula="of:=EXP(-[.H47]*[.K47]*[.$B$2])" office:value-type="float" office:value="0.0418286664848036">
            <text:p>0.04</text:p>
          </table:table-cell>
        </table:table-row>
        <table:table-row table:style-name="ro1">
          <table:table-cell table:number-columns-repeated="7"/>
          <table:table-cell table:formula="of:=[.H47]+0.1" office:value-type="float" office:value="3.2">
            <text:p>3.2</text:p>
          </table:table-cell>
          <table:table-cell table:formula="of:=-(1/([.$B$2]*[.H48]))*LN((5-[.H48])/6)" office:value-type="float" office:value="11.0234872230283">
            <text:p>11.02</text:p>
          </table:table-cell>
          <table:table-cell table:formula="of:=EXP(-[.I48]*[.H48]*[.$B$2])" office:value-type="float" office:value="0.3">
            <text:p>0.300000</text:p>
          </table:table-cell>
          <table:table-cell table:formula="of:=[.$B$3]" office:value-type="float" office:value="30">
            <text:p>30</text:p>
          </table:table-cell>
          <table:table-cell table:formula="of:=EXP(-[.H48]*[.K48]*[.$B$2])" office:value-type="float" office:value="0.0377576919831981">
            <text:p>0.04</text:p>
          </table:table-cell>
        </table:table-row>
        <table:table-row table:style-name="ro1">
          <table:table-cell table:number-columns-repeated="7"/>
          <table:table-cell table:formula="of:=[.H48]+0.1" office:value-type="float" office:value="3.3">
            <text:p>3.3</text:p>
          </table:table-cell>
          <table:table-cell table:formula="of:=-(1/([.$B$2]*[.H49]))*LN((5-[.H49])/6)" office:value-type="float" office:value="11.196921690298">
            <text:p>11.2</text:p>
          </table:table-cell>
          <table:table-cell table:formula="of:=EXP(-[.I49]*[.H49]*[.$B$2])" office:value-type="float" office:value="0.283333333333333">
            <text:p>0.283333</text:p>
          </table:table-cell>
          <table:table-cell table:formula="of:=[.$B$3]" office:value-type="float" office:value="30">
            <text:p>30</text:p>
          </table:table-cell>
          <table:table-cell table:formula="of:=EXP(-[.H49]*[.K49]*[.$B$2])" office:value-type="float" office:value="0.0340829250297998">
            <text:p>0.03</text:p>
          </table:table-cell>
        </table:table-row>
        <table:table-row table:style-name="ro1">
          <table:table-cell table:number-columns-repeated="7"/>
          <table:table-cell table:formula="of:=[.H49]+0.1" office:value-type="float" office:value="3.4">
            <text:p>3.4</text:p>
          </table:table-cell>
          <table:table-cell table:formula="of:=-(1/([.$B$2]*[.H50]))*LN((5-[.H50])/6)" office:value-type="float" office:value="11.390023633644">
            <text:p>11.39</text:p>
          </table:table-cell>
          <table:table-cell table:formula="of:=EXP(-[.I50]*[.H50]*[.$B$2])" office:value-type="float" office:value="0.266666666666666">
            <text:p>0.266667</text:p>
          </table:table-cell>
          <table:table-cell table:formula="of:=[.$B$3]" office:value-type="float" office:value="30">
            <text:p>30</text:p>
          </table:table-cell>
          <table:table-cell table:formula="of:=EXP(-[.H50]*[.K50]*[.$B$2])" office:value-type="float" office:value="0.0307658047293748">
            <text:p>0.03</text:p>
          </table:table-cell>
        </table:table-row>
        <table:table-row table:style-name="ro1">
          <table:table-cell table:number-columns-repeated="7"/>
          <table:table-cell table:formula="of:=[.H50]+0.1" office:value-type="float" office:value="3.5">
            <text:p>3.5</text:p>
          </table:table-cell>
          <table:table-cell table:formula="of:=-(1/([.$B$2]*[.H51]))*LN((5-[.H51])/6)" office:value-type="float" office:value="11.6048549533462">
            <text:p>11.6</text:p>
          </table:table-cell>
          <table:table-cell table:formula="of:=EXP(-[.I51]*[.H51]*[.$B$2])" office:value-type="float" office:value="0.25">
            <text:p>0.250000</text:p>
          </table:table-cell>
          <table:table-cell table:formula="of:=[.$B$3]" office:value-type="float" office:value="30">
            <text:p>30</text:p>
          </table:table-cell>
          <table:table-cell table:formula="of:=EXP(-[.H51]*[.K51]*[.$B$2])" office:value-type="float" office:value="0.02777152312539">
            <text:p>0.03</text:p>
          </table:table-cell>
        </table:table-row>
        <table:table-row table:style-name="ro1">
          <table:table-cell table:number-columns-repeated="7"/>
          <table:table-cell table:formula="of:=[.H51]+0.1" office:value-type="float" office:value="3.6">
            <text:p>3.6</text:p>
          </table:table-cell>
          <table:table-cell table:formula="of:=-(1/([.$B$2]*[.H52]))*LN((5-[.H52])/6)" office:value-type="float" office:value="11.8440033837876">
            <text:p>11.84</text:p>
          </table:table-cell>
          <table:table-cell table:formula="of:=EXP(-[.I52]*[.H52]*[.$B$2])" office:value-type="float" office:value="0.233333333333333">
            <text:p>0.233333</text:p>
          </table:table-cell>
          <table:table-cell table:formula="of:=[.$B$3]" office:value-type="float" office:value="30">
            <text:p>30</text:p>
          </table:table-cell>
          <table:table-cell table:formula="of:=EXP(-[.H52]*[.K52]*[.$B$2])" office:value-type="float" office:value="0.025068659945296">
            <text:p>0.03</text:p>
          </table:table-cell>
        </table:table-row>
        <table:table-row table:style-name="ro1">
          <table:table-cell table:number-columns-repeated="7"/>
          <table:table-cell table:formula="of:=[.H52]+0.1" office:value-type="float" office:value="3.7">
            <text:p>3.7</text:p>
          </table:table-cell>
          <table:table-cell table:formula="of:=-(1/([.$B$2]*[.H53]))*LN((5-[.H53])/6)" office:value-type="float" office:value="12.1107295110035">
            <text:p>12.11</text:p>
          </table:table-cell>
          <table:table-cell table:formula="of:=EXP(-[.I53]*[.H53]*[.$B$2])" office:value-type="float" office:value="0.216666666666666">
            <text:p>0.216667</text:p>
          </table:table-cell>
          <table:table-cell table:formula="of:=[.$B$3]" office:value-type="float" office:value="30">
            <text:p>30</text:p>
          </table:table-cell>
          <table:table-cell table:formula="of:=EXP(-[.H53]*[.K53]*[.$B$2])" office:value-type="float" office:value="0.0226288528942202">
            <text:p>0.02</text:p>
          </table:table-cell>
        </table:table-row>
        <table:table-row table:style-name="ro1">
          <table:table-cell table:number-columns-repeated="7"/>
          <table:table-cell table:formula="of:=[.H53]+0.1" office:value-type="float" office:value="3.8">
            <text:p>3.8</text:p>
          </table:table-cell>
          <table:table-cell table:formula="of:=-(1/([.$B$2]*[.H54]))*LN((5-[.H54])/6)" office:value-type="float" office:value="12.4091757416363">
            <text:p>12.41</text:p>
          </table:table-cell>
          <table:table-cell table:formula="of:=EXP(-[.I54]*[.H54]*[.$B$2])" office:value-type="float" office:value="0.2">
            <text:p>0.200000</text:p>
          </table:table-cell>
          <table:table-cell table:formula="of:=[.$B$3]" office:value-type="float" office:value="30">
            <text:p>30</text:p>
          </table:table-cell>
          <table:table-cell table:formula="of:=EXP(-[.H54]*[.K54]*[.$B$2])" office:value-type="float" office:value="0.0204265000373243">
            <text:p>0.02</text:p>
          </table:table-cell>
        </table:table-row>
        <table:table-row table:style-name="ro1">
          <table:table-cell table:number-columns-repeated="7"/>
          <table:table-cell table:formula="of:=[.H54]+0.1" office:value-type="float" office:value="3.9">
            <text:p>3.9</text:p>
          </table:table-cell>
          <table:table-cell table:formula="of:=-(1/([.$B$2]*[.H55]))*LN((5-[.H55])/6)" office:value-type="float" office:value="12.7446695528278">
            <text:p>12.74</text:p>
          </table:table-cell>
          <table:table-cell table:formula="of:=EXP(-[.I55]*[.H55]*[.$B$2])" office:value-type="float" office:value="0.183333333333333">
            <text:p>0.183333</text:p>
          </table:table-cell>
          <table:table-cell table:formula="of:=[.$B$3]" office:value-type="float" office:value="30">
            <text:p>30</text:p>
          </table:table-cell>
          <table:table-cell table:formula="of:=EXP(-[.H55]*[.K55]*[.$B$2])" office:value-type="float" office:value="0.0184384911477939">
            <text:p>0.02</text:p>
          </table:table-cell>
        </table:table-row>
        <table:table-row table:style-name="ro1">
          <table:table-cell>
            <draw:frame table:end-cell-address="Sheet1.G84" table:end-x="19.36mm" table:end-y="2mm" draw:z-index="1" draw:style-name="gr1" svg:width="154.84mm" svg:height="117.48mm" svg:x="0mm" svg:y="3.59mm">
              <draw:object draw:notify-on-update-of-ranges="Sheet1.H14:Sheet1.H14 Sheet1.H15:Sheet1.H80 Sheet1.K14:Sheet1.K14 Sheet1.K15:Sheet1.K80 Sheet1.H14:Sheet1.H14 Sheet1.H15:Sheet1.H80 Sheet1.L14:Sheet1.L14 Sheet1.L15:Sheet1.L8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formula="of:=[.H55]+0.1" office:value-type="float" office:value="4">
            <text:p>4</text:p>
          </table:table-cell>
          <table:table-cell table:formula="of:=-(1/([.$B$2]*[.H56]))*LN((5-[.H56])/6)" office:value-type="float" office:value="13.1241752603098">
            <text:p>13.12</text:p>
          </table:table-cell>
          <table:table-cell table:formula="of:=EXP(-[.I56]*[.H56]*[.$B$2])" office:value-type="float" office:value="0.166666666666666">
            <text:p>0.166667</text:p>
          </table:table-cell>
          <table:table-cell table:formula="of:=[.$B$3]" office:value-type="float" office:value="30">
            <text:p>30</text:p>
          </table:table-cell>
          <table:table-cell table:formula="of:=EXP(-[.H56]*[.K56]*[.$B$2])" office:value-type="float" office:value="0.016643965201383">
            <text:p>0.02</text:p>
          </table:table-cell>
        </table:table-row>
        <table:table-row table:style-name="ro1">
          <table:table-cell table:number-columns-repeated="7"/>
          <table:table-cell table:formula="of:=[.H56]+0.1" office:value-type="float" office:value="4.1">
            <text:p>4.1</text:p>
          </table:table-cell>
          <table:table-cell table:formula="of:=-(1/([.$B$2]*[.H57]))*LN((5-[.H57])/6)" office:value-type="float" office:value="13.556989093182">
            <text:p>13.56</text:p>
          </table:table-cell>
          <table:table-cell table:formula="of:=EXP(-[.I57]*[.H57]*[.$B$2])" office:value-type="float" office:value="0.15">
            <text:p>0.150000</text:p>
          </table:table-cell>
          <table:table-cell table:formula="of:=[.$B$3]" office:value-type="float" office:value="30">
            <text:p>30</text:p>
          </table:table-cell>
          <table:table-cell table:formula="of:=EXP(-[.H57]*[.K57]*[.$B$2])" office:value-type="float" office:value="0.0150240914727989">
            <text:p>0.02</text:p>
          </table:table-cell>
        </table:table-row>
        <table:table-row table:style-name="ro1">
          <table:table-cell table:number-columns-repeated="7"/>
          <table:table-cell table:formula="of:=[.H57]+0.1" office:value-type="float" office:value="4.2">
            <text:p>4.2</text:p>
          </table:table-cell>
          <table:table-cell table:formula="of:=-(1/([.$B$2]*[.H58]))*LN((5-[.H58])/6)" office:value-type="float" office:value="14.0558515530346">
            <text:p>14.06</text:p>
          </table:table-cell>
          <table:table-cell table:formula="of:=EXP(-[.I58]*[.H58]*[.$B$2])" office:value-type="float" office:value="0.133333333333333">
            <text:p>0.133333</text:p>
          </table:table-cell>
          <table:table-cell table:formula="of:=[.$B$3]" office:value-type="float" office:value="30">
            <text:p>30</text:p>
          </table:table-cell>
          <table:table-cell table:formula="of:=EXP(-[.H58]*[.K58]*[.$B$2])" office:value-type="float" office:value="0.0135618719368791">
            <text:p>0.01</text:p>
          </table:table-cell>
        </table:table-row>
        <table:table-row table:style-name="ro1">
          <table:table-cell table:number-columns-repeated="7"/>
          <table:table-cell table:formula="of:=[.H58]+0.1" office:value-type="float" office:value="4.3">
            <text:p>4.3</text:p>
          </table:table-cell>
          <table:table-cell table:formula="of:=-(1/([.$B$2]*[.H59]))*LN((5-[.H59])/6)" office:value-type="float" office:value="14.6388158953468">
            <text:p>14.64</text:p>
          </table:table-cell>
          <table:table-cell table:formula="of:=EXP(-[.I59]*[.H59]*[.$B$2])" office:value-type="float" office:value="0.116666666666667">
            <text:p>0.116667</text:p>
          </table:table-cell>
          <table:table-cell table:formula="of:=[.$B$3]" office:value-type="float" office:value="30">
            <text:p>30</text:p>
          </table:table-cell>
          <table:table-cell table:formula="of:=EXP(-[.H59]*[.K59]*[.$B$2])" office:value-type="float" office:value="0.0122419629010715">
            <text:p>0.01</text:p>
          </table:table-cell>
        </table:table-row>
        <table:table-row table:style-name="ro1">
          <table:table-cell table:number-columns-repeated="7"/>
          <table:table-cell table:formula="of:=[.H59]+0.1" office:value-type="float" office:value="4.4">
            <text:p>4.4</text:p>
          </table:table-cell>
          <table:table-cell table:formula="of:=-(1/([.$B$2]*[.H60]))*LN((5-[.H60])/6)" office:value-type="float" office:value="15.3325827242213">
            <text:p>15.33</text:p>
          </table:table-cell>
          <table:table-cell table:formula="of:=EXP(-[.I60]*[.H60]*[.$B$2])" office:value-type="float" office:value="0.1">
            <text:p>0.100000</text:p>
          </table:table-cell>
          <table:table-cell table:formula="of:=[.$B$3]" office:value-type="float" office:value="30">
            <text:p>30</text:p>
          </table:table-cell>
          <table:table-cell table:formula="of:=EXP(-[.H60]*[.K60]*[.$B$2])" office:value-type="float" office:value="0.0110505139975314">
            <text:p>0.01</text:p>
          </table:table-cell>
        </table:table-row>
        <table:table-row table:style-name="ro1">
          <table:table-cell table:number-columns-repeated="7"/>
          <table:table-cell table:formula="of:=[.H60]+0.1" office:value-type="float" office:value="4.5">
            <text:p>4.5</text:p>
          </table:table-cell>
          <table:table-cell table:formula="of:=-(1/([.$B$2]*[.H61]))*LN((5-[.H61])/6)" office:value-type="float" office:value="16.1789327132434">
            <text:p>16.18</text:p>
          </table:table-cell>
          <table:table-cell table:formula="of:=EXP(-[.I61]*[.H61]*[.$B$2])" office:value-type="float" office:value="0.0833333333333333">
            <text:p>0.083333</text:p>
          </table:table-cell>
          <table:table-cell table:formula="of:=[.$B$3]" office:value-type="float" office:value="30">
            <text:p>30</text:p>
          </table:table-cell>
          <table:table-cell table:formula="of:=EXP(-[.H61]*[.K61]*[.$B$2])" office:value-type="float" office:value="0.009975022845311">
            <text:p>0.01</text:p>
          </table:table-cell>
        </table:table-row>
        <table:table-row table:style-name="ro1">
          <table:table-cell table:number-columns-repeated="7"/>
          <table:table-cell table:formula="of:=[.H61]+0.1" office:value-type="float" office:value="4.6">
            <text:p>4.6</text:p>
          </table:table-cell>
          <table:table-cell table:formula="of:=-(1/([.$B$2]*[.H62]))*LN((5-[.H62])/6)" office:value-type="float" office:value="17.2484940632829">
            <text:p>17.25</text:p>
          </table:table-cell>
          <table:table-cell table:formula="of:=EXP(-[.I62]*[.H62]*[.$B$2])" office:value-type="float" office:value="0.0666666666666667">
            <text:p>0.066667</text:p>
          </table:table-cell>
          <table:table-cell table:formula="of:=[.$B$3]" office:value-type="float" office:value="30">
            <text:p>30</text:p>
          </table:table-cell>
          <table:table-cell table:formula="of:=EXP(-[.H62]*[.K62]*[.$B$2])" office:value-type="float" office:value="0.00900420385754942">
            <text:p>0.01</text:p>
          </table:table-cell>
        </table:table-row>
        <table:table-row table:style-name="ro1">
          <table:table-cell table:number-columns-repeated="7"/>
          <table:table-cell table:formula="of:=[.H62]+0.1" office:value-type="float" office:value="4.7">
            <text:p>4.7</text:p>
          </table:table-cell>
          <table:table-cell table:formula="of:=-(1/([.$B$2]*[.H63]))*LN((5-[.H63])/6)" office:value-type="float" office:value="18.674863862751">
            <text:p>18.67</text:p>
          </table:table-cell>
          <table:table-cell table:formula="of:=EXP(-[.I63]*[.H63]*[.$B$2])" office:value-type="float" office:value="0.0500000000000001">
            <text:p>0.050000</text:p>
          </table:table-cell>
          <table:table-cell table:formula="of:=[.$B$3]" office:value-type="float" office:value="30">
            <text:p>30</text:p>
          </table:table-cell>
          <table:table-cell table:formula="of:=EXP(-[.H63]*[.K63]*[.$B$2])" office:value-type="float" office:value="0.00812786981700192">
            <text:p>0.01</text:p>
          </table:table-cell>
        </table:table-row>
        <table:table-row table:style-name="ro1">
          <table:table-cell table:number-columns-repeated="7"/>
          <table:table-cell table:formula="of:=[.H63]+0.1" office:value-type="float" office:value="4.8">
            <text:p>4.8</text:p>
          </table:table-cell>
          <table:table-cell table:formula="of:=-(1/([.$B$2]*[.H64]))*LN((5-[.H64])/6)" office:value-type="float" office:value="20.7607435123869">
            <text:p>20.76</text:p>
          </table:table-cell>
          <table:table-cell table:formula="of:=EXP(-[.I64]*[.H64]*[.$B$2])" office:value-type="float" office:value="0.0333333333333335">
            <text:p>0.033333</text:p>
          </table:table-cell>
          <table:table-cell table:formula="of:=[.$B$3]" office:value-type="float" office:value="30">
            <text:p>30</text:p>
          </table:table-cell>
          <table:table-cell table:formula="of:=EXP(-[.H64]*[.K64]*[.$B$2])" office:value-type="float" office:value="0.00733682497722905">
            <text:p>0.01</text:p>
          </table:table-cell>
        </table:table-row>
        <table:table-row table:style-name="ro1">
          <table:table-cell table:number-columns-repeated="7"/>
          <table:table-cell table:formula="of:=[.H64]+0.1" office:value-type="float" office:value="4.9">
            <text:p>4.9</text:p>
          </table:table-cell>
          <table:table-cell table:formula="of:=-(1/([.$B$2]*[.H65]))*LN((5-[.H65])/6)" office:value-type="float" office:value="24.4816459240434">
            <text:p>24.48</text:p>
          </table:table-cell>
          <table:table-cell table:formula="of:=EXP(-[.I65]*[.H65]*[.$B$2])" office:value-type="float" office:value="0.0166666666666669">
            <text:p>0.016667</text:p>
          </table:table-cell>
          <table:table-cell table:formula="of:=[.$B$3]" office:value-type="float" office:value="30">
            <text:p>30</text:p>
          </table:table-cell>
          <table:table-cell table:formula="of:=EXP(-[.H65]*[.K65]*[.$B$2])" office:value-type="float" office:value="0.0066227685677116">
            <text:p>0.01</text:p>
          </table:table-cell>
        </table:table-row>
        <table:table-row table:style-name="ro1">
          <table:table-cell table:number-columns-repeated="7"/>
          <table:table-cell office:value-type="float" office:value="4.99">
            <text:p>4.99</text:p>
          </table:table-cell>
          <table:table-cell table:formula="of:=-(1/([.$B$2]*[.H66]))*LN((5-[.H66])/6)" office:value-type="float" office:value="37.559805413705">
            <text:p>37.56</text:p>
          </table:table-cell>
          <table:table-cell table:formula="of:=EXP(-[.I66]*[.H66]*[.$B$2])" office:value-type="float" office:value="0.00166666666666663">
            <text:p>0.001667</text:p>
          </table:table-cell>
          <table:table-cell table:formula="of:=[.$B$3]" office:value-type="float" office:value="30">
            <text:p>30</text:p>
          </table:table-cell>
          <table:table-cell table:formula="of:=EXP(-[.H66]*[.K66]*[.$B$2])" office:value-type="float" office:value="0.00603973462454929">
            <text:p>0.01</text:p>
          </table:table-cell>
        </table:table-row>
        <table:table-row table:style-name="ro1">
          <table:table-cell table:number-columns-repeated="7"/>
          <table:table-cell table:style-name="ce1" office:value-type="float" office:value="4.999">
            <text:p>4.99900</text:p>
          </table:table-cell>
          <table:table-cell table:formula="of:=-(1/([.$B$2]*[.H67]))*LN((5-[.H67])/6)" office:value-type="float" office:value="50.9875561114125">
            <text:p>50.99</text:p>
          </table:table-cell>
          <table:table-cell table:formula="of:=EXP(-[.I67]*[.H67]*[.$B$2])" office:value-type="float" office:value="0.000166666666666722">
            <text:p>0.000167</text:p>
          </table:table-cell>
          <table:table-cell table:formula="of:=[.$B$3]" office:value-type="float" office:value="30">
            <text:p>30</text:p>
          </table:table-cell>
          <table:table-cell table:formula="of:=EXP(-[.H67]*[.K67]*[.$B$2])" office:value-type="float" office:value="0.0059843320728899">
            <text:p>0.01</text:p>
          </table:table-cell>
        </table:table-row>
        <table:table-row table:style-name="ro1">
          <table:table-cell table:number-columns-repeated="7"/>
          <table:table-cell table:style-name="ce1" office:value-type="float" office:value="4.9999">
            <text:p>4.99990</text:p>
          </table:table-cell>
          <table:table-cell table:formula="of:=-(1/([.$B$2]*[.H68]))*LN((5-[.H68])/6)" office:value-type="float" office:value="64.4713208239371">
            <text:p>64.47</text:p>
          </table:table-cell>
          <table:table-cell table:formula="of:=EXP(-[.I68]*[.H68]*[.$B$2])" office:value-type="float" office:value="0.0000166666666666278">
            <text:p>0.000017</text:p>
          </table:table-cell>
          <table:table-cell table:formula="of:=[.$B$3]" office:value-type="float" office:value="30">
            <text:p>30</text:p>
          </table:table-cell>
          <table:table-cell table:formula="of:=EXP(-[.H68]*[.K68]*[.$B$2])" office:value-type="float" office:value="0.00597881984643222">
            <text:p>0.01</text:p>
          </table:table-cell>
        </table:table-row>
        <table:table-row table:style-name="ro1">
          <table:table-cell table:number-columns-repeated="7"/>
          <table:table-cell table:style-name="ce1" office:value-type="float" office:value="4.99999">
            <text:p>4.99999</text:p>
          </table:table-cell>
          <table:table-cell table:formula="of:=-(1/([.$B$2]*[.H69]))*LN((5-[.H69])/6)" office:value-type="float" office:value="77.9628601207638">
            <text:p>77.96</text:p>
          </table:table-cell>
          <table:table-cell table:formula="of:=EXP(-[.I69]*[.H69]*[.$B$2])" office:value-type="float" office:value="0.00000166666666660357">
            <text:p>0.000002</text:p>
          </table:table-cell>
          <table:table-cell table:formula="of:=[.$B$3]" office:value-type="float" office:value="30">
            <text:p>30</text:p>
          </table:table-cell>
          <table:table-cell table:formula="of:=EXP(-[.H69]*[.K69]*[.$B$2])" office:value-type="float" office:value="0.00597826890311875">
            <text:p>0.01</text:p>
          </table:table-cell>
        </table:table-row>
        <table:table-row table:style-name="ro1">
          <table:table-cell table:number-columns-repeated="6"/>
          <table:table-cell table:style-name="ce1"/>
          <table:table-cell office:value-type="float" office:value="5">
            <text:p>5</text:p>
          </table:table-cell>
          <table:table-cell/>
          <table:table-cell table:style-name="Default"/>
          <table:table-cell table:formula="of:=[.$B$3]" office:value-type="float" office:value="30">
            <text:p>30</text:p>
          </table:table-cell>
          <table:table-cell table:formula="of:=EXP(-[.H70]*[.K70]*[.$B$2])" office:value-type="float" office:value="0.00597820769032901">
            <text:p>0.01</text:p>
          </table:table-cell>
        </table:table-row>
        <table:table-row table:style-name="ro1">
          <table:table-cell table:number-columns-repeated="6"/>
          <table:table-cell table:style-name="ce1"/>
          <table:table-cell table:formula="of:=[.H70]+0.1" office:value-type="float" office:value="5.1">
            <text:p>5.1</text:p>
          </table:table-cell>
          <table:table-cell/>
          <table:table-cell table:style-name="Default"/>
          <table:table-cell table:formula="of:=[.$B$3]" office:value-type="float" office:value="30">
            <text:p>30</text:p>
          </table:table-cell>
          <table:table-cell table:formula="of:=EXP(-[.H71]*[.K71]*[.$B$2])" office:value-type="float" office:value="0.00539637869318722">
            <text:p>0.01</text:p>
          </table:table-cell>
        </table:table-row>
        <table:table-row table:style-name="ro1">
          <table:table-cell table:number-columns-repeated="6"/>
          <table:table-cell table:style-name="ce1"/>
          <table:table-cell table:formula="of:=[.H71]+0.1" office:value-type="float" office:value="5.2">
            <text:p>5.2</text:p>
          </table:table-cell>
          <table:table-cell/>
          <table:table-cell table:style-name="Default"/>
          <table:table-cell table:formula="of:=[.$B$3]" office:value-type="float" office:value="30">
            <text:p>30</text:p>
          </table:table-cell>
          <table:table-cell table:formula="of:=EXP(-[.H72]*[.K72]*[.$B$2])" office:value-type="float" office:value="0.00487117619673772">
            <text:p>0</text:p>
          </table:table-cell>
        </table:table-row>
        <table:table-row table:style-name="ro1">
          <table:table-cell table:number-columns-repeated="6"/>
          <table:table-cell table:style-name="ce1"/>
          <table:table-cell table:formula="of:=[.H72]+0.1" office:value-type="float" office:value="5.3">
            <text:p>5.3</text:p>
          </table:table-cell>
          <table:table-cell/>
          <table:table-cell table:style-name="Default"/>
          <table:table-cell table:formula="of:=[.$B$3]" office:value-type="float" office:value="30">
            <text:p>30</text:p>
          </table:table-cell>
          <table:table-cell table:formula="of:=EXP(-[.H73]*[.K73]*[.$B$2])" office:value-type="float" office:value="0.00439708902742881">
            <text:p>0</text:p>
          </table:table-cell>
        </table:table-row>
        <table:table-row table:style-name="ro1">
          <table:table-cell table:number-columns-repeated="7"/>
          <table:table-cell table:formula="of:=[.H73]+0.1" office:value-type="float" office:value="5.4">
            <text:p>5.4</text:p>
          </table:table-cell>
          <table:table-cell/>
          <table:table-cell table:style-name="Default"/>
          <table:table-cell table:formula="of:=[.$B$3]" office:value-type="float" office:value="30">
            <text:p>30</text:p>
          </table:table-cell>
          <table:table-cell table:formula="of:=EXP(-[.H74]*[.K74]*[.$B$2])" office:value-type="float" office:value="0.00396914238661358">
            <text:p>0</text:p>
          </table:table-cell>
        </table:table-row>
        <table:table-row table:style-name="ro1">
          <table:table-cell table:number-columns-repeated="7"/>
          <table:table-cell table:formula="of:=[.H74]+0.1" office:value-type="float" office:value="5.5">
            <text:p>5.5</text:p>
          </table:table-cell>
          <table:table-cell/>
          <table:table-cell table:style-name="Default"/>
          <table:table-cell table:formula="of:=[.$B$3]" office:value-type="float" office:value="30">
            <text:p>30</text:p>
          </table:table-cell>
          <table:table-cell table:formula="of:=EXP(-[.H75]*[.K75]*[.$B$2])" office:value-type="float" office:value="0.00358284564786825">
            <text:p>0</text:p>
          </table:table-cell>
        </table:table-row>
        <table:table-row table:style-name="ro1">
          <table:table-cell table:number-columns-repeated="7"/>
          <table:table-cell table:formula="of:=[.H75]+0.1" office:value-type="float" office:value="5.6">
            <text:p>5.6</text:p>
          </table:table-cell>
          <table:table-cell/>
          <table:table-cell table:style-name="Default"/>
          <table:table-cell table:formula="of:=[.$B$3]" office:value-type="float" office:value="30">
            <text:p>30</text:p>
          </table:table-cell>
          <table:table-cell table:formula="of:=EXP(-[.H76]*[.K76]*[.$B$2])" office:value-type="float" office:value="0.00323414523493592">
            <text:p>0</text:p>
          </table:table-cell>
        </table:table-row>
        <table:table-row table:style-name="ro1">
          <table:table-cell table:number-columns-repeated="7"/>
          <table:table-cell table:formula="of:=[.H76]+0.1" office:value-type="float" office:value="5.7">
            <text:p>5.7</text:p>
          </table:table-cell>
          <table:table-cell/>
          <table:table-cell table:style-name="Default"/>
          <table:table-cell table:formula="of:=[.$B$3]" office:value-type="float" office:value="30">
            <text:p>30</text:p>
          </table:table-cell>
          <table:table-cell table:formula="of:=EXP(-[.H77]*[.K77]*[.$B$2])" office:value-type="float" office:value="0.0029193820858239">
            <text:p>0</text:p>
          </table:table-cell>
        </table:table-row>
        <table:table-row table:style-name="ro1">
          <table:table-cell table:number-columns-repeated="7"/>
          <table:table-cell table:formula="of:=[.H77]+0.1" office:value-type="float" office:value="5.8">
            <text:p>5.8</text:p>
          </table:table-cell>
          <table:table-cell/>
          <table:table-cell table:style-name="Default"/>
          <table:table-cell table:formula="of:=[.$B$3]" office:value-type="float" office:value="30">
            <text:p>30</text:p>
          </table:table-cell>
          <table:table-cell table:formula="of:=EXP(-[.H78]*[.K78]*[.$B$2])" office:value-type="float" office:value="0.00263525325670737">
            <text:p>0</text:p>
          </table:table-cell>
        </table:table-row>
        <table:table-row table:style-name="ro1">
          <table:table-cell table:number-columns-repeated="7"/>
          <table:table-cell table:formula="of:=[.H78]+0.1" office:value-type="float" office:value="5.9">
            <text:p>5.9</text:p>
          </table:table-cell>
          <table:table-cell/>
          <table:table-cell table:style-name="Default"/>
          <table:table-cell table:formula="of:=[.$B$3]" office:value-type="float" office:value="30">
            <text:p>30</text:p>
          </table:table-cell>
          <table:table-cell table:formula="of:=EXP(-[.H79]*[.K79]*[.$B$2])" office:value-type="float" office:value="0.00237877726273261">
            <text:p>0</text:p>
          </table:table-cell>
        </table:table-row>
        <table:table-row table:style-name="ro1">
          <table:table-cell table:number-columns-repeated="7"/>
          <table:table-cell table:formula="of:=[.H79]+0.1" office:value-type="float" office:value="6">
            <text:p>6</text:p>
          </table:table-cell>
          <table:table-cell/>
          <table:table-cell table:style-name="Default"/>
          <table:table-cell table:formula="of:=[.$B$3]" office:value-type="float" office:value="30">
            <text:p>30</text:p>
          </table:table-cell>
          <table:table-cell table:formula="of:=EXP(-[.H80]*[.K80]*[.$B$2])" office:value-type="float" office:value="0.00214726279202622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2/17/2009</text:date>, <text:time>14:1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thur Gordon-Wright</meta:initial-creator>
    <meta:creation-date>2009-12-17T12:27:10</meta:creation-date>
    <dc:date>2009-12-17T14:18:55</dc:date>
    <dc:creator>Arthur Gordon-Wright</dc:creator>
    <meta:editing-duration>PT01H21M24S</meta:editing-duration>
    <meta:editing-cycles>3</meta:editing-cycles>
    <meta:generator>OpenOffice.org/3.1$Unix OpenOffice.org_project/310m19$Build-9420</meta:generator>
    <meta:document-statistic meta:table-count="3" meta:cell-count="3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one"/>
      <style:graphic-properties draw:stroke="solid" svg:stroke-width="0.03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>
        <chart:symbol-image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3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4.438cm" svg:height="14.474cm" chart:class="chart:scatter" chart:style-name="ch1">
        <chart:title svg:x="5.129cm" svg:y="0.29cm" chart:style-name="ch2">
          <text:p>Old interaction model</text:p>
        </chart:title>
        <chart:legend chart:legend-position="end" svg:x="12.812cm" svg:y="6.393cm" chart:style-name="ch3"/>
        <chart:plot-area chart:style-name="ch4" table:cell-range-address="Sheet1.H14:Sheet1.J14 Sheet1.H17:Sheet1.I69 Sheet1.E14:Sheet1.F14 Sheet1.E17:Sheet1.F19 Sheet1.J16:Sheet1.J69" chart:data-source-has-labels="row" svg:x="0.375cm" svg:y="1.082cm" svg:width="12.063cm" svg:height="12.726cm">
          <chart:axis chart:dimension="x" chart:name="primary-x" chart:style-name="ch5">
            <chart:title svg:x="5.824cm" svg:y="13.525cm" chart:style-name="ch6">
              <text:p>delta nn</text:p>
            </chart:title>
          </chart:axis>
          <chart:axis chart:dimension="y" chart:name="primary-y" chart:style-name="ch5">
            <chart:title svg:x="0.289cm" svg:y="8.403cm" chart:style-name="ch7">
              <text:p>Repulsion per nn</text:p>
            </chart:title>
            <chart:grid chart:style-name="ch8" chart:class="major"/>
          </chart:axis>
          <chart:axis chart:dimension="y" chart:name="secondary-y" chart:style-name="ch9">
            <chart:title svg:x="12.154cm" svg:y="8.363cm" chart:style-name="ch7">
              <text:p>Acceptance ratio</text:p>
            </chart:title>
          </chart:axis>
          <chart:series chart:attached-axis="primary-y" chart:style-name="ch10" chart:values-cell-range-address="Sheet1.I17:Sheet1.I69" chart:label-cell-address="Sheet1.I14:Sheet1.I14" chart:class="chart:scatter">
            <chart:domain table:cell-range-address="Sheet1.H17:Sheet1.H69"/>
            <chart:data-point chart:repeated="53"/>
          </chart:series>
          <chart:series chart:attached-axis="primary-y" chart:style-name="ch11" chart:values-cell-range-address="Sheet1.E17:Sheet1.E19" chart:label-cell-address="Sheet1.E14:Sheet1.E14" chart:class="chart:scatter">
            <chart:domain table:cell-range-address="Sheet1.B17:Sheet1.B20"/>
            <chart:data-point chart:repeated="3"/>
          </chart:series>
          <chart:series chart:attached-axis="secondary-y" chart:style-name="ch12" chart:values-cell-range-address="Sheet1.J16:Sheet1.J69" chart:label-cell-address="Sheet1.J14:Sheet1.J14" chart:class="chart:scatter">
            <chart:domain table:cell-range-address="Sheet1.H16:Sheet1.H69"/>
            <chart:data-point chart:repeated="54"/>
          </chart:series>
          <chart:series chart:attached-axis="secondary-y" chart:style-name="ch13" chart:values-cell-range-address="Sheet1.F17:Sheet1.F19" chart:label-cell-address="Sheet1.F14:Sheet1.F14" chart:class="chart:scatter">
            <chart:domain table:cell-range-address="Sheet1.B17:Sheet1.B19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 text:id="Sheet1.I14:Sheet1.I14">Er</text:p>
              </table:table-cell>
              <table:table-cell office:value-type="string">
                <text:p>Column B</text:p>
              </table:table-cell>
              <table:table-cell office:value-type="string">
                <text:p text:id="Sheet1.E14:Sheet1.E14">Er</text:p>
              </table:table-cell>
              <table:table-cell office:value-type="string">
                <text:p>Column H</text:p>
              </table:table-cell>
              <table:table-cell office:value-type="string">
                <text:p text:id="Sheet1.J14:Sheet1.J14">Prob.</text:p>
              </table:table-cell>
              <table:table-cell office:value-type="string">
                <text:p>Column B</text:p>
              </table:table-cell>
              <table:table-cell office:value-type="string">
                <text:p text:id="Sheet1.F14:Sheet1.F14">Prob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 text:id="Sheet1.H17:Sheet1.H69">0.1</text:p>
              </table:table-cell>
              <table:table-cell office:value-type="float" office:value="59.3375167216924">
                <text:p text:id="Sheet1.I17:Sheet1.I69">59.3375167216924</text:p>
              </table:table-cell>
              <table:table-cell office:value-type="float" office:value="1">
                <text:p text:id="Sheet1.B17:Sheet1.B20">1</text:p>
              </table:table-cell>
              <table:table-cell office:value-type="float" office:value="11.8797087045275">
                <text:p text:id="Sheet1.E17:Sheet1.E19">11.8797087045275</text:p>
              </table:table-cell>
              <table:table-cell office:value-type="float" office:value="0.01">
                <text:p text:id="Sheet1.H16:Sheet1.H69">0.01</text:p>
              </table:table-cell>
              <table:table-cell office:value-type="float" office:value="0.831666666666667">
                <text:p text:id="Sheet1.J16:Sheet1.J69">0.831666666666667</text:p>
              </table:table-cell>
              <table:table-cell office:value-type="float" office:value="1">
                <text:p text:id="Sheet1.B17:Sheet1.B19">1</text:p>
              </table:table-cell>
              <table:table-cell office:value-type="float" office:value="0.666666666666667">
                <text:p text:id="Sheet1.F17:Sheet1.F19">0.666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32.6893774075306">
                <text:p>32.6893774075306</text:p>
              </table:table-cell>
              <table:table-cell office:value-type="float" office:value="2">
                <text:p>2</text:p>
              </table:table-cell>
              <table:table-cell office:value-type="float" office:value="10.154248084178">
                <text:p>10.154248084178</text:p>
              </table:table-cell>
              <table:table-cell office:value-type="float" office:value="0.1">
                <text:p>0.1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23.8490620557514">
                <text:p>23.8490620557514</text:p>
              </table:table-cell>
              <table:table-cell office:value-type="float" office:value="3">
                <text:p>3</text:p>
              </table:table-cell>
              <table:table-cell office:value-type="float" office:value="10.7294016242945">
                <text:p>10.7294016242945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19.4620705188821">
                <text:p>19.4620705188821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.3">
                <text:p>0.3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6.8575749276568">
                <text:p>16.85757492765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">
                <text:p>0.4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5.1453648655275">
                <text:p>15.1453648655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3.9439829263727">
                <text:p>13.94398292637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">
                <text:p>0.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3.0627591359399">
                <text:p>13.06275913593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">
                <text:p>0.7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2.3958229669548">
                <text:p>12.39582296695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.8797087045275">
                <text:p>11.8797087045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">
                <text:p>0.9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11.4740857434812">
                <text:p>11.47408574348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11.1521243576955">
                <text:p>11.15212435769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1">
                <text:p>1.1</text:p>
              </table:table-cell>
              <table:table-cell office:value-type="float" office:value="0.65">
                <text:p>0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10.8953087020837">
                <text:p>10.89530870208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2">
                <text:p>1.2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10.6904735323818">
                <text:p>10.69047353238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3">
                <text:p>1.3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10.5280270211822">
                <text:p>10.52802702118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4">
                <text:p>1.4</text:p>
              </table:table-cell>
              <table:table-cell office:value-type="float" office:value="0.6">
                <text:p>0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10.4008408810172">
                <text:p>10.40084088101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5">
                <text:p>1.5</text:p>
              </table:table-cell>
              <table:table-cell office:value-type="float" office:value="0.583333333333334">
                <text:p>0.583333333333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10.3035331665558">
                <text:p>10.30353316655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6">
                <text:p>1.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10.2319912144631">
                <text:p>10.23199121446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7">
                <text:p>1.7</text:p>
              </table:table-cell>
              <table:table-cell office:value-type="float" office:value="0.55">
                <text:p>0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10.1830464426517">
                <text:p>10.18304644265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8">
                <text:p>1.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0.154248084178">
                <text:p>10.1542480841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9">
                <text:p>1.9</text:p>
              </table:table-cell>
              <table:table-cell office:value-type="float" office:value="0.516666666666666">
                <text:p>0.516666666666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0.1437031439614">
                <text:p>10.14370314396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0.1499618242179">
                <text:p>10.14996182421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1">
                <text:p>2.1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0.1719349605056">
                <text:p>10.17193496050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2">
                <text:p>2.2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0.2088345926487">
                <text:p>10.20883459264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3">
                <text:p>2.3</text:p>
              </table:table-cell>
              <table:table-cell office:value-type="float" office:value="0.45">
                <text:p>0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0.2601317565509">
                <text:p>10.26013175655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4">
                <text:p>2.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0.3255275576392">
                <text:p>10.32552755763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5">
                <text:p>2.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0.4049349540403">
                <text:p>10.40493495404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6">
                <text:p>2.6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0.4984696741687">
                <text:p>10.49846967416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7">
                <text:p>2.7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0.6064494748648">
                <text:p>10.60644947486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8">
                <text:p>2.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0.7294016242945">
                <text:p>10.72940162429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9">
                <text:p>2.9</text:p>
              </table:table-cell>
              <table:table-cell office:value-type="float" office:value="0.35">
                <text:p>0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10.8680791605131">
                <text:p>10.86807916051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11.0234872230283">
                <text:p>11.02348722302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1">
                <text:p>3.1</text:p>
              </table:table-cell>
              <table:table-cell office:value-type="float" office:value="0.316666666666666">
                <text:p>0.316666666666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11.196921690298">
                <text:p>11.1969216902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2">
                <text:p>3.2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11.390023633644">
                <text:p>11.3900236336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3">
                <text:p>3.3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11.6048549533462">
                <text:p>11.60485495334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4">
                <text:p>3.4</text:p>
              </table:table-cell>
              <table:table-cell office:value-type="float" office:value="0.266666666666666">
                <text:p>0.266666666666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11.8440033837876">
                <text:p>11.84400338378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5">
                <text:p>3.5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12.1107295110035">
                <text:p>12.11072951100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6">
                <text:p>3.6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12.4091757416363">
                <text:p>12.40917574163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7">
                <text:p>3.7</text:p>
              </table:table-cell>
              <table:table-cell office:value-type="float" office:value="0.216666666666666">
                <text:p>0.216666666666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12.7446695528278">
                <text:p>12.74466955282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8">
                <text:p>3.8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3.1241752603098">
                <text:p>13.12417526030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9">
                <text:p>3.9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13.556989093182">
                <text:p>13.5569890931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0.166666666666666">
                <text:p>0.166666666666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14.0558515530346">
                <text:p>14.05585155303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1">
                <text:p>4.1</text:p>
              </table:table-cell>
              <table:table-cell office:value-type="float" office:value="0.15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14.6388158953468">
                <text:p>14.63881589534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2">
                <text:p>4.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15.3325827242213">
                <text:p>15.3325827242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3">
                <text:p>4.3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16.1789327132434">
                <text:p>16.17893271324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4">
                <text:p>4.4</text:p>
              </table:table-cell>
              <table:table-cell office:value-type="float" office:value="0.1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17.2484940632829">
                <text:p>17.24849406328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5">
                <text:p>4.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18.674863862751">
                <text:p>18.6748638627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6">
                <text:p>4.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20.7607435123869">
                <text:p>20.76074351238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7">
                <text:p>4.7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24.4816459240434">
                <text:p>24.48164592404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8">
                <text:p>4.8</text:p>
              </table:table-cell>
              <table:table-cell office:value-type="float" office:value="0.0333333333333335">
                <text:p>0.03333333333333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9">
                <text:p>4.99</text:p>
              </table:table-cell>
              <table:table-cell office:value-type="float" office:value="37.559805413705">
                <text:p>37.5598054137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9">
                <text:p>4.9</text:p>
              </table:table-cell>
              <table:table-cell office:value-type="float" office:value="0.0166666666666669">
                <text:p>0.01666666666666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99">
                <text:p>4.999</text:p>
              </table:table-cell>
              <table:table-cell office:value-type="float" office:value="50.9875561114125">
                <text:p>50.9875561114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99">
                <text:p>4.99</text:p>
              </table:table-cell>
              <table:table-cell office:value-type="float" office:value="0.00166666666666663">
                <text:p>0.001666666666666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9999">
                <text:p>4.9999</text:p>
              </table:table-cell>
              <table:table-cell office:value-type="float" office:value="64.4713208239371">
                <text:p>64.47132082393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999">
                <text:p>4.999</text:p>
              </table:table-cell>
              <table:table-cell office:value-type="float" office:value="0.000166666666666722">
                <text:p>0.0001666666666667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99999">
                <text:p>4.99999</text:p>
              </table:table-cell>
              <table:table-cell office:value-type="float" office:value="77.9628601207638">
                <text:p>77.96286012076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9999">
                <text:p>4.9999</text:p>
              </table:table-cell>
              <table:table-cell office:value-type="float" office:value="0.0000166666666666278">
                <text:p>0.00001666666666662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99999">
                <text:p>4.99999</text:p>
              </table:table-cell>
              <table:table-cell office:value-type="float" office:value="0.00000166666666660357">
                <text:p>0.000001666666666603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485cm" svg:height="11.749cm" chart:class="chart:scatter" chart:style-name="ch1">
        <chart:title svg:x="5.559cm" svg:y="0.235cm" chart:style-name="ch2">
          <text:p>New interaction model</text:p>
        </chart:title>
        <chart:legend chart:legend-position="end" svg:x="13.838cm" svg:y="5.405cm" chart:style-name="ch3"/>
        <chart:plot-area chart:style-name="ch4" table:cell-range-address="Sheet1.H14:Sheet1.H80 Sheet1.K14:Sheet1.L80" chart:data-source-has-labels="row" svg:x="0.417cm" svg:y="0.972cm" svg:width="13.005cm" svg:height="10.276cm">
          <chart:axis chart:dimension="x" chart:name="primary-x" chart:style-name="ch5">
            <chart:title svg:x="6.337cm" svg:y="10.91cm" chart:style-name="ch6">
              <text:p>delta nn</text:p>
            </chart:title>
          </chart:axis>
          <chart:axis chart:dimension="y" chart:name="primary-y" chart:style-name="ch5">
            <chart:title svg:x="0.31cm" svg:y="7.068cm" chart:style-name="ch7">
              <text:p>Repulsion per nn</text:p>
            </chart:title>
            <chart:grid chart:style-name="ch8" chart:class="major"/>
          </chart:axis>
          <chart:axis chart:dimension="y" chart:name="secondary-y" chart:style-name="ch9">
            <chart:title svg:x="13.159cm" svg:y="7.028cm" chart:style-name="ch7">
              <text:p>Acceptance ratio</text:p>
            </chart:title>
          </chart:axis>
          <chart:series chart:attached-axis="primary-y" chart:style-name="ch10" chart:values-cell-range-address="Sheet1.K15:Sheet1.K80" chart:label-cell-address="Sheet1.K14:Sheet1.K14" chart:class="chart:scatter">
            <chart:domain table:cell-range-address="Sheet1.H15:Sheet1.H80"/>
            <chart:data-point chart:repeated="66"/>
          </chart:series>
          <chart:series chart:attached-axis="secondary-y" chart:style-name="ch11" chart:values-cell-range-address="Sheet1.L15:Sheet1.L80" chart:label-cell-address="Sheet1.L14:Sheet1.L14" chart:class="chart:scatter"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 text:id="Sheet1.K14:Sheet1.K14">Er</text:p>
              </table:table-cell>
              <table:table-cell office:value-type="string">
                <text:p text:id="Sheet1.L14:Sheet1.L14">Prob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H15:Sheet1.H80">0</text:p>
              </table:table-cell>
              <table:table-cell office:value-type="float" office:value="30">
                <text:p text:id="Sheet1.K15:Sheet1.K80">30</text:p>
              </table:table-cell>
              <table:table-cell office:value-type="float" office:value="1">
                <text:p text:id="Sheet1.L15:Sheet1.L80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30">
                <text:p>30</text:p>
              </table:table-cell>
              <table:table-cell office:value-type="float" office:value="0.989812973906137">
                <text:p>0.989812973906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30">
                <text:p>30</text:p>
              </table:table-cell>
              <table:table-cell office:value-type="float" office:value="0.90267501109354">
                <text:p>0.90267501109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  <table:table-cell office:value-type="float" office:value="0.814822175652722">
                <text:p>0.814822175652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30">
                <text:p>30</text:p>
              </table:table-cell>
              <table:table-cell office:value-type="float" office:value="0.735519616446583">
                <text:p>0.735519616446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30">
                <text:p>30</text:p>
              </table:table-cell>
              <table:table-cell office:value-type="float" office:value="0.663935177935435">
                <text:p>0.663935177935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30">
                <text:p>30</text:p>
              </table:table-cell>
              <table:table-cell office:value-type="float" office:value="0.59931769410826">
                <text:p>0.59931769410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30">
                <text:p>30</text:p>
              </table:table-cell>
              <table:table-cell office:value-type="float" office:value="0.540989106177728">
                <text:p>0.540989106177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30">
                <text:p>30</text:p>
              </table:table-cell>
              <table:table-cell office:value-type="float" office:value="0.488337347420465">
                <text:p>0.488337347420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30">
                <text:p>30</text:p>
              </table:table-cell>
              <table:table-cell office:value-type="float" office:value="0.440809920500158">
                <text:p>0.4408099205001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">
                <text:p>0.9</text:p>
              </table:table-cell>
              <table:table-cell office:value-type="float" office:value="30">
                <text:p>30</text:p>
              </table:table-cell>
              <table:table-cell office:value-type="float" office:value="0.397908099877623">
                <text:p>0.397908099877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0.359181698471242">
                <text:p>0.359181698471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30">
                <text:p>30</text:p>
              </table:table-cell>
              <table:table-cell office:value-type="float" office:value="0.324224343652125">
                <text:p>0.324224343652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">
                <text:p>1.2</text:p>
              </table:table-cell>
              <table:table-cell office:value-type="float" office:value="30">
                <text:p>30</text:p>
              </table:table-cell>
              <table:table-cell office:value-type="float" office:value="0.292669213002978">
                <text:p>0.292669213002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">
                <text:p>1.3</text:p>
              </table:table-cell>
              <table:table-cell office:value-type="float" office:value="30">
                <text:p>30</text:p>
              </table:table-cell>
              <table:table-cell office:value-type="float" office:value="0.2641851850942">
                <text:p>0.2641851850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">
                <text:p>1.4</text:p>
              </table:table-cell>
              <table:table-cell office:value-type="float" office:value="30">
                <text:p>30</text:p>
              </table:table-cell>
              <table:table-cell office:value-type="float" office:value="0.238473364885656">
                <text:p>0.238473364885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30">
                <text:p>30</text:p>
              </table:table-cell>
              <table:table-cell office:value-type="float" office:value="0.215263947293673">
                <text:p>0.2152639472936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">
                <text:p>1.6</text:p>
              </table:table-cell>
              <table:table-cell office:value-type="float" office:value="30">
                <text:p>30</text:p>
              </table:table-cell>
              <table:table-cell office:value-type="float" office:value="0.194313386011356">
                <text:p>0.194313386011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30">
                <text:p>30</text:p>
              </table:table-cell>
              <table:table-cell office:value-type="float" office:value="0.175401837873424">
                <text:p>0.175401837873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">
                <text:p>1.8</text:p>
              </table:table-cell>
              <table:table-cell office:value-type="float" office:value="30">
                <text:p>30</text:p>
              </table:table-cell>
              <table:table-cell office:value-type="float" office:value="0.15833085594822">
                <text:p>0.15833085594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30">
                <text:p>30</text:p>
              </table:table-cell>
              <table:table-cell office:value-type="float" office:value="0.142921307149509">
                <text:p>0.142921307149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29011492516686">
                <text:p>0.1290114925166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">
                <text:p>2.1</text:p>
              </table:table-cell>
              <table:table-cell office:value-type="float" office:value="30">
                <text:p>30</text:p>
              </table:table-cell>
              <table:table-cell office:value-type="float" office:value="0.116455450438694">
                <text:p>0.116455450438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">
                <text:p>2.2</text:p>
              </table:table-cell>
              <table:table-cell office:value-type="float" office:value="30">
                <text:p>30</text:p>
              </table:table-cell>
              <table:table-cell office:value-type="float" office:value="0.105121425016651">
                <text:p>0.105121425016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">
                <text:p>2.3</text:p>
              </table:table-cell>
              <table:table-cell office:value-type="float" office:value="30">
                <text:p>30</text:p>
              </table:table-cell>
              <table:table-cell office:value-type="float" office:value="0.0948904834930743">
                <text:p>0.09489048349307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">
                <text:p>2.4</text:p>
              </table:table-cell>
              <table:table-cell office:value-type="float" office:value="30">
                <text:p>30</text:p>
              </table:table-cell>
              <table:table-cell office:value-type="float" office:value="0.0856552682397822">
                <text:p>0.08565526823978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">
                <text:p>2.5</text:p>
              </table:table-cell>
              <table:table-cell office:value-type="float" office:value="30">
                <text:p>30</text:p>
              </table:table-cell>
              <table:table-cell office:value-type="float" office:value="0.0773188702085655">
                <text:p>0.0773188702085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">
                <text:p>2.6</text:p>
              </table:table-cell>
              <table:table-cell office:value-type="float" office:value="30">
                <text:p>30</text:p>
              </table:table-cell>
              <table:table-cell office:value-type="float" office:value="0.0697938120232568">
                <text:p>0.0697938120232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">
                <text:p>2.7</text:p>
              </table:table-cell>
              <table:table-cell office:value-type="float" office:value="30">
                <text:p>30</text:p>
              </table:table-cell>
              <table:table-cell office:value-type="float" office:value="0.0630011300423538">
                <text:p>0.06300113004235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">
                <text:p>2.8</text:p>
              </table:table-cell>
              <table:table-cell office:value-type="float" office:value="30">
                <text:p>30</text:p>
              </table:table-cell>
              <table:table-cell office:value-type="float" office:value="0.0568695457598872">
                <text:p>0.05686954575988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">
                <text:p>2.9</text:p>
              </table:table-cell>
              <table:table-cell office:value-type="float" office:value="30">
                <text:p>30</text:p>
              </table:table-cell>
              <table:table-cell office:value-type="float" office:value="0.0513347178496907">
                <text:p>0.0513347178496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463385670044533">
                <text:p>0.0463385670044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30">
                <text:p>30</text:p>
              </table:table-cell>
              <table:table-cell office:value-type="float" office:value="0.0418286664848036">
                <text:p>0.0418286664848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">
                <text:p>3.2</text:p>
              </table:table-cell>
              <table:table-cell office:value-type="float" office:value="30">
                <text:p>30</text:p>
              </table:table-cell>
              <table:table-cell office:value-type="float" office:value="0.0377576919831981">
                <text:p>0.0377576919831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">
                <text:p>3.3</text:p>
              </table:table-cell>
              <table:table-cell office:value-type="float" office:value="30">
                <text:p>30</text:p>
              </table:table-cell>
              <table:table-cell office:value-type="float" office:value="0.0340829250297998">
                <text:p>0.0340829250297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">
                <text:p>3.4</text:p>
              </table:table-cell>
              <table:table-cell office:value-type="float" office:value="30">
                <text:p>30</text:p>
              </table:table-cell>
              <table:table-cell office:value-type="float" office:value="0.0307658047293748">
                <text:p>0.03076580472937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">
                <text:p>3.5</text:p>
              </table:table-cell>
              <table:table-cell office:value-type="float" office:value="30">
                <text:p>30</text:p>
              </table:table-cell>
              <table:table-cell office:value-type="float" office:value="0.02777152312539">
                <text:p>0.027771523125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">
                <text:p>3.6</text:p>
              </table:table-cell>
              <table:table-cell office:value-type="float" office:value="30">
                <text:p>30</text:p>
              </table:table-cell>
              <table:table-cell office:value-type="float" office:value="0.025068659945296">
                <text:p>0.025068659945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  <table:table-cell office:value-type="float" office:value="0.0226288528942202">
                <text:p>0.0226288528942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">
                <text:p>3.8</text:p>
              </table:table-cell>
              <table:table-cell office:value-type="float" office:value="30">
                <text:p>30</text:p>
              </table:table-cell>
              <table:table-cell office:value-type="float" office:value="0.0204265000373243">
                <text:p>0.0204265000373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">
                <text:p>3.9</text:p>
              </table:table-cell>
              <table:table-cell office:value-type="float" office:value="30">
                <text:p>30</text:p>
              </table:table-cell>
              <table:table-cell office:value-type="float" office:value="0.0184384911477939">
                <text:p>0.01843849114779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16643965201383">
                <text:p>0.0166439652013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">
                <text:p>4.1</text:p>
              </table:table-cell>
              <table:table-cell office:value-type="float" office:value="30">
                <text:p>30</text:p>
              </table:table-cell>
              <table:table-cell office:value-type="float" office:value="0.0150240914727989">
                <text:p>0.0150240914727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">
                <text:p>4.2</text:p>
              </table:table-cell>
              <table:table-cell office:value-type="float" office:value="30">
                <text:p>30</text:p>
              </table:table-cell>
              <table:table-cell office:value-type="float" office:value="0.0135618719368791">
                <text:p>0.01356187193687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3">
                <text:p>4.3</text:p>
              </table:table-cell>
              <table:table-cell office:value-type="float" office:value="30">
                <text:p>30</text:p>
              </table:table-cell>
              <table:table-cell office:value-type="float" office:value="0.0122419629010715">
                <text:p>0.01224196290107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4">
                <text:p>4.4</text:p>
              </table:table-cell>
              <table:table-cell office:value-type="float" office:value="30">
                <text:p>30</text:p>
              </table:table-cell>
              <table:table-cell office:value-type="float" office:value="0.0110505139975314">
                <text:p>0.01105051399753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">
                <text:p>4.5</text:p>
              </table:table-cell>
              <table:table-cell office:value-type="float" office:value="30">
                <text:p>30</text:p>
              </table:table-cell>
              <table:table-cell office:value-type="float" office:value="0.009975022845311">
                <text:p>0.0099750228453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">
                <text:p>4.6</text:p>
              </table:table-cell>
              <table:table-cell office:value-type="float" office:value="30">
                <text:p>30</text:p>
              </table:table-cell>
              <table:table-cell office:value-type="float" office:value="0.00900420385754942">
                <text:p>0.009004203857549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">
                <text:p>4.7</text:p>
              </table:table-cell>
              <table:table-cell office:value-type="float" office:value="30">
                <text:p>30</text:p>
              </table:table-cell>
              <table:table-cell office:value-type="float" office:value="0.00812786981700192">
                <text:p>0.00812786981700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">
                <text:p>4.8</text:p>
              </table:table-cell>
              <table:table-cell office:value-type="float" office:value="30">
                <text:p>30</text:p>
              </table:table-cell>
              <table:table-cell office:value-type="float" office:value="0.00733682497722905">
                <text:p>0.00733682497722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">
                <text:p>4.9</text:p>
              </table:table-cell>
              <table:table-cell office:value-type="float" office:value="30">
                <text:p>30</text:p>
              </table:table-cell>
              <table:table-cell office:value-type="float" office:value="0.0066227685677116">
                <text:p>0.0066227685677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99">
                <text:p>4.99</text:p>
              </table:table-cell>
              <table:table-cell office:value-type="float" office:value="30">
                <text:p>30</text:p>
              </table:table-cell>
              <table:table-cell office:value-type="float" office:value="0.00603973462454929">
                <text:p>0.006039734624549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999">
                <text:p>4.999</text:p>
              </table:table-cell>
              <table:table-cell office:value-type="float" office:value="30">
                <text:p>30</text:p>
              </table:table-cell>
              <table:table-cell office:value-type="float" office:value="0.0059843320728899">
                <text:p>0.00598433207288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999">
                <text:p>4.9999</text:p>
              </table:table-cell>
              <table:table-cell office:value-type="float" office:value="30">
                <text:p>30</text:p>
              </table:table-cell>
              <table:table-cell office:value-type="float" office:value="0.00597881984643222">
                <text:p>0.00597881984643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99999">
                <text:p>4.99999</text:p>
              </table:table-cell>
              <table:table-cell office:value-type="float" office:value="30">
                <text:p>30</text:p>
              </table:table-cell>
              <table:table-cell office:value-type="float" office:value="0.00597826890311875">
                <text:p>0.00597826890311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00597820769032901">
                <text:p>0.005978207690329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">
                <text:p>5.1</text:p>
              </table:table-cell>
              <table:table-cell office:value-type="float" office:value="30">
                <text:p>30</text:p>
              </table:table-cell>
              <table:table-cell office:value-type="float" office:value="0.00539637869318722">
                <text:p>0.005396378693187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">
                <text:p>5.2</text:p>
              </table:table-cell>
              <table:table-cell office:value-type="float" office:value="30">
                <text:p>30</text:p>
              </table:table-cell>
              <table:table-cell office:value-type="float" office:value="0.00487117619673772">
                <text:p>0.004871176196737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">
                <text:p>5.3</text:p>
              </table:table-cell>
              <table:table-cell office:value-type="float" office:value="30">
                <text:p>30</text:p>
              </table:table-cell>
              <table:table-cell office:value-type="float" office:value="0.00439708902742881">
                <text:p>0.00439708902742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">
                <text:p>5.4</text:p>
              </table:table-cell>
              <table:table-cell office:value-type="float" office:value="30">
                <text:p>30</text:p>
              </table:table-cell>
              <table:table-cell office:value-type="float" office:value="0.00396914238661358">
                <text:p>0.003969142386613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">
                <text:p>5.5</text:p>
              </table:table-cell>
              <table:table-cell office:value-type="float" office:value="30">
                <text:p>30</text:p>
              </table:table-cell>
              <table:table-cell office:value-type="float" office:value="0.00358284564786825">
                <text:p>0.00358284564786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">
                <text:p>5.6</text:p>
              </table:table-cell>
              <table:table-cell office:value-type="float" office:value="30">
                <text:p>30</text:p>
              </table:table-cell>
              <table:table-cell office:value-type="float" office:value="0.00323414523493592">
                <text:p>0.00323414523493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">
                <text:p>5.7</text:p>
              </table:table-cell>
              <table:table-cell office:value-type="float" office:value="30">
                <text:p>30</text:p>
              </table:table-cell>
              <table:table-cell office:value-type="float" office:value="0.0029193820858239">
                <text:p>0.00291938208582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8">
                <text:p>5.8</text:p>
              </table:table-cell>
              <table:table-cell office:value-type="float" office:value="30">
                <text:p>30</text:p>
              </table:table-cell>
              <table:table-cell office:value-type="float" office:value="0.00263525325670737">
                <text:p>0.002635253256707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">
                <text:p>5.9</text:p>
              </table:table-cell>
              <table:table-cell office:value-type="float" office:value="30">
                <text:p>30</text:p>
              </table:table-cell>
              <table:table-cell office:value-type="float" office:value="0.00237877726273261">
                <text:p>0.002378777262732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0214726279202622">
                <text:p>0.002147262792026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one"/>
      <style:graphic-properties draw:stroke="solid" svg:stroke-width="0.03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3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one"/>
      <style:graphic-properties svg:stroke-width="0.038cm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width="0.03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4.437cm" svg:height="14.486cm" chart:class="chart:scatter" chart:style-name="ch1">
        <chart:title svg:x="4.916cm" svg:y="0.29cm" chart:style-name="ch2">
          <text:p>Both interaction models</text:p>
        </chart:title>
        <chart:legend chart:legend-position="end" svg:x="12.811cm" svg:y="6.024cm" chart:style-name="ch3"/>
        <chart:plot-area chart:style-name="ch4" table:cell-range-address="Sheet1.H17:Sheet1.I69 Sheet1.I14:Sheet1.J14 Sheet1.E14:Sheet1.F14 Sheet1.E17:Sheet1.F19 Sheet1.J16:Sheet1.J69 Sheet1.K13:Sheet1.K13 Sheet1.K15:Sheet1.L80" chart:data-source-has-labels="row" svg:x="0.375cm" svg:y="1.082cm" svg:width="12.062cm" svg:height="12.738cm">
          <chart:axis chart:dimension="x" chart:name="primary-x" chart:style-name="ch5">
            <chart:title svg:x="5.824cm" svg:y="13.537cm" chart:style-name="ch6">
              <text:p>delta nn</text:p>
            </chart:title>
          </chart:axis>
          <chart:axis chart:dimension="y" chart:name="primary-y" chart:style-name="ch5">
            <chart:title svg:x="0.289cm" svg:y="8.409cm" chart:style-name="ch7">
              <text:p>Repulsion per nn</text:p>
            </chart:title>
            <chart:grid chart:style-name="ch8" chart:class="major"/>
          </chart:axis>
          <chart:axis chart:dimension="y" chart:name="secondary-y" chart:style-name="ch9">
            <chart:title svg:x="12.153cm" svg:y="8.369cm" chart:style-name="ch7">
              <text:p>Acceptance ratio</text:p>
            </chart:title>
          </chart:axis>
          <chart:series chart:attached-axis="primary-y" chart:style-name="ch10" chart:values-cell-range-address="Sheet1.I17:Sheet1.I69" chart:label-cell-address="Sheet1.I14:Sheet1.I14" chart:class="chart:scatter">
            <chart:domain table:cell-range-address="Sheet1.H17:Sheet1.H69"/>
            <chart:data-point chart:repeated="53"/>
          </chart:series>
          <chart:series chart:attached-axis="primary-y" chart:style-name="ch11" chart:values-cell-range-address="Sheet1.E17:Sheet1.E19" chart:label-cell-address="Sheet1.E14:Sheet1.E14" chart:class="chart:scatter">
            <chart:domain table:cell-range-address="Sheet1.B17:Sheet1.B20"/>
            <chart:data-point chart:repeated="3"/>
          </chart:series>
          <chart:series chart:attached-axis="secondary-y" chart:style-name="ch12" chart:values-cell-range-address="Sheet1.J16:Sheet1.J69" chart:label-cell-address="Sheet1.J14:Sheet1.J14" chart:class="chart:scatter">
            <chart:domain table:cell-range-address="Sheet1.H16:Sheet1.H69"/>
            <chart:data-point chart:repeated="54"/>
          </chart:series>
          <chart:series chart:attached-axis="secondary-y" chart:style-name="ch13" chart:values-cell-range-address="Sheet1.F17:Sheet1.F19" chart:label-cell-address="Sheet1.F14:Sheet1.F14" chart:class="chart:scatter">
            <chart:domain table:cell-range-address="Sheet1.B17:Sheet1.B19"/>
            <chart:data-point chart:repeated="3"/>
          </chart:series>
          <chart:series chart:attached-axis="primary-y" chart:style-name="ch14" chart:values-cell-range-address="Sheet1.K15:Sheet1.K80" chart:label-cell-address="Sheet1.K13:Sheet1.K13" chart:class="chart:scatter">
            <chart:domain table:cell-range-address="Sheet1.H15:Sheet1.H80"/>
            <chart:data-point chart:repeated="66"/>
          </chart:series>
          <chart:series chart:attached-axis="secondary-y" chart:style-name="ch15" chart:values-cell-range-address="Sheet1.L15:Sheet1.L80" chart:label-cell-address="Sheet1.K13:Sheet1.K13" chart:class="chart:scatter">
            <chart:domain table:cell-range-address="Sheet1.H15:Sheet1.H80"/>
            <chart:data-point chart:repeated="6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 text:id="Sheet1.I14:Sheet1.I14">Er</text:p>
              </table:table-cell>
              <table:table-cell office:value-type="string">
                <text:p>Column B</text:p>
              </table:table-cell>
              <table:table-cell office:value-type="string">
                <text:p text:id="Sheet1.E14:Sheet1.E14">Er</text:p>
              </table:table-cell>
              <table:table-cell office:value-type="string">
                <text:p>Column H</text:p>
              </table:table-cell>
              <table:table-cell office:value-type="string">
                <text:p text:id="Sheet1.J14:Sheet1.J14">Prob.</text:p>
              </table:table-cell>
              <table:table-cell office:value-type="string">
                <text:p>Column B</text:p>
              </table:table-cell>
              <table:table-cell office:value-type="string">
                <text:p text:id="Sheet1.F14:Sheet1.F14">Prob.</text:p>
              </table:table-cell>
              <table:table-cell office:value-type="string">
                <text:p>Column H</text:p>
              </table:table-cell>
              <table:table-cell office:value-type="string">
                <text:p text:id="Sheet1.K13:Sheet1.K13">New</text:p>
              </table:table-cell>
              <table:table-cell office:value-type="string">
                <text:p>Column H</text:p>
              </table:table-cell>
              <table:table-cell office:value-type="string">
                <text:p text:id="Sheet1.K13:Sheet1.K13">Ne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 text:id="Sheet1.H17:Sheet1.H69">0.1</text:p>
              </table:table-cell>
              <table:table-cell office:value-type="float" office:value="59.3375167216924">
                <text:p text:id="Sheet1.I17:Sheet1.I69">59.3375167216924</text:p>
              </table:table-cell>
              <table:table-cell office:value-type="float" office:value="1">
                <text:p text:id="Sheet1.B17:Sheet1.B20">1</text:p>
              </table:table-cell>
              <table:table-cell office:value-type="float" office:value="11.8797087045275">
                <text:p text:id="Sheet1.E17:Sheet1.E19">11.8797087045275</text:p>
              </table:table-cell>
              <table:table-cell office:value-type="float" office:value="0.01">
                <text:p text:id="Sheet1.H16:Sheet1.H69">0.01</text:p>
              </table:table-cell>
              <table:table-cell office:value-type="float" office:value="0.831666666666667">
                <text:p text:id="Sheet1.J16:Sheet1.J69">0.831666666666667</text:p>
              </table:table-cell>
              <table:table-cell office:value-type="float" office:value="1">
                <text:p text:id="Sheet1.B17:Sheet1.B19">1</text:p>
              </table:table-cell>
              <table:table-cell office:value-type="float" office:value="0.666666666666667">
                <text:p text:id="Sheet1.F17:Sheet1.F19">0.666666666666667</text:p>
              </table:table-cell>
              <table:table-cell office:value-type="float" office:value="0">
                <text:p text:id="Sheet1.H15:Sheet1.H80">0</text:p>
              </table:table-cell>
              <table:table-cell office:value-type="float" office:value="30">
                <text:p text:id="Sheet1.K15:Sheet1.K80">30</text:p>
              </table:table-cell>
              <table:table-cell office:value-type="float" office:value="0">
                <text:p text:id="Sheet1.H15:Sheet1.H80">0</text:p>
              </table:table-cell>
              <table:table-cell office:value-type="float" office:value="1">
                <text:p text:id="Sheet1.L15:Sheet1.L80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32.6893774075306">
                <text:p>32.6893774075306</text:p>
              </table:table-cell>
              <table:table-cell office:value-type="float" office:value="2">
                <text:p>2</text:p>
              </table:table-cell>
              <table:table-cell office:value-type="float" office:value="10.154248084178">
                <text:p>10.154248084178</text:p>
              </table:table-cell>
              <table:table-cell office:value-type="float" office:value="0.1">
                <text:p>0.1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1">
                <text:p>0.01</text:p>
              </table:table-cell>
              <table:table-cell office:value-type="float" office:value="30">
                <text:p>30</text:p>
              </table:table-cell>
              <table:table-cell office:value-type="float" office:value="0.01">
                <text:p>0.01</text:p>
              </table:table-cell>
              <table:table-cell office:value-type="float" office:value="0.989812973906137">
                <text:p>0.989812973906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23.8490620557514">
                <text:p>23.8490620557514</text:p>
              </table:table-cell>
              <table:table-cell office:value-type="float" office:value="3">
                <text:p>3</text:p>
              </table:table-cell>
              <table:table-cell office:value-type="float" office:value="10.7294016242945">
                <text:p>10.7294016242945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">
                <text:p>0.1</text:p>
              </table:table-cell>
              <table:table-cell office:value-type="float" office:value="30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0.90267501109354">
                <text:p>0.90267501109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19.4620705188821">
                <text:p>19.4620705188821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.3">
                <text:p>0.3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  <table:table-cell office:value-type="float" office:value="0.2">
                <text:p>0.2</text:p>
              </table:table-cell>
              <table:table-cell office:value-type="float" office:value="0.814822175652722">
                <text:p>0.814822175652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6.8575749276568">
                <text:p>16.85757492765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">
                <text:p>0.4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">
                <text:p>0.3</text:p>
              </table:table-cell>
              <table:table-cell office:value-type="float" office:value="30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735519616446583">
                <text:p>0.735519616446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5.1453648655275">
                <text:p>15.1453648655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">
                <text:p>0.4</text:p>
              </table:table-cell>
              <table:table-cell office:value-type="float" office:value="30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0.663935177935435">
                <text:p>0.663935177935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3.9439829263727">
                <text:p>13.94398292637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">
                <text:p>0.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59931769410826">
                <text:p>0.59931769410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3.0627591359399">
                <text:p>13.06275913593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">
                <text:p>0.7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">
                <text:p>0.6</text:p>
              </table:table-cell>
              <table:table-cell office:value-type="float" office:value="30">
                <text:p>30</text:p>
              </table:table-cell>
              <table:table-cell office:value-type="float" office:value="0.6">
                <text:p>0.6</text:p>
              </table:table-cell>
              <table:table-cell office:value-type="float" office:value="0.540989106177728">
                <text:p>0.540989106177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2.3958229669548">
                <text:p>12.39582296695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">
                <text:p>0.7</text:p>
              </table:table-cell>
              <table:table-cell office:value-type="float" office:value="30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0.488337347420465">
                <text:p>0.488337347420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.8797087045275">
                <text:p>11.8797087045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">
                <text:p>0.9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">
                <text:p>0.8</text:p>
              </table:table-cell>
              <table:table-cell office:value-type="float" office:value="30">
                <text:p>30</text:p>
              </table:table-cell>
              <table:table-cell office:value-type="float" office:value="0.8">
                <text:p>0.8</text:p>
              </table:table-cell>
              <table:table-cell office:value-type="float" office:value="0.440809920500158">
                <text:p>0.4408099205001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11.4740857434812">
                <text:p>11.47408574348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">
                <text:p>0.9</text:p>
              </table:table-cell>
              <table:table-cell office:value-type="float" office:value="30">
                <text:p>30</text:p>
              </table:table-cell>
              <table:table-cell office:value-type="float" office:value="0.9">
                <text:p>0.9</text:p>
              </table:table-cell>
              <table:table-cell office:value-type="float" office:value="0.397908099877623">
                <text:p>0.397908099877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11.1521243576955">
                <text:p>11.15212435769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1">
                <text:p>1.1</text:p>
              </table:table-cell>
              <table:table-cell office:value-type="float" office:value="0.65">
                <text:p>0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359181698471242">
                <text:p>0.359181698471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10.8953087020837">
                <text:p>10.89530870208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2">
                <text:p>1.2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1">
                <text:p>1.1</text:p>
              </table:table-cell>
              <table:table-cell office:value-type="float" office:value="30">
                <text:p>30</text:p>
              </table:table-cell>
              <table:table-cell office:value-type="float" office:value="1.1">
                <text:p>1.1</text:p>
              </table:table-cell>
              <table:table-cell office:value-type="float" office:value="0.324224343652125">
                <text:p>0.324224343652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10.6904735323818">
                <text:p>10.69047353238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3">
                <text:p>1.3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2">
                <text:p>1.2</text:p>
              </table:table-cell>
              <table:table-cell office:value-type="float" office:value="30">
                <text:p>30</text:p>
              </table:table-cell>
              <table:table-cell office:value-type="float" office:value="1.2">
                <text:p>1.2</text:p>
              </table:table-cell>
              <table:table-cell office:value-type="float" office:value="0.292669213002978">
                <text:p>0.292669213002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10.5280270211822">
                <text:p>10.52802702118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4">
                <text:p>1.4</text:p>
              </table:table-cell>
              <table:table-cell office:value-type="float" office:value="0.6">
                <text:p>0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3">
                <text:p>1.3</text:p>
              </table:table-cell>
              <table:table-cell office:value-type="float" office:value="30">
                <text:p>30</text:p>
              </table:table-cell>
              <table:table-cell office:value-type="float" office:value="1.3">
                <text:p>1.3</text:p>
              </table:table-cell>
              <table:table-cell office:value-type="float" office:value="0.2641851850942">
                <text:p>0.2641851850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10.4008408810172">
                <text:p>10.40084088101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5">
                <text:p>1.5</text:p>
              </table:table-cell>
              <table:table-cell office:value-type="float" office:value="0.583333333333334">
                <text:p>0.583333333333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4">
                <text:p>1.4</text:p>
              </table:table-cell>
              <table:table-cell office:value-type="float" office:value="30">
                <text:p>30</text:p>
              </table:table-cell>
              <table:table-cell office:value-type="float" office:value="1.4">
                <text:p>1.4</text:p>
              </table:table-cell>
              <table:table-cell office:value-type="float" office:value="0.238473364885656">
                <text:p>0.238473364885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10.3035331665558">
                <text:p>10.30353316655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6">
                <text:p>1.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5">
                <text:p>1.5</text:p>
              </table:table-cell>
              <table:table-cell office:value-type="float" office:value="30">
                <text:p>30</text:p>
              </table:table-cell>
              <table:table-cell office:value-type="float" office:value="1.5">
                <text:p>1.5</text:p>
              </table:table-cell>
              <table:table-cell office:value-type="float" office:value="0.215263947293673">
                <text:p>0.2152639472936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10.2319912144631">
                <text:p>10.23199121446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7">
                <text:p>1.7</text:p>
              </table:table-cell>
              <table:table-cell office:value-type="float" office:value="0.55">
                <text:p>0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6">
                <text:p>1.6</text:p>
              </table:table-cell>
              <table:table-cell office:value-type="float" office:value="30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0.194313386011356">
                <text:p>0.194313386011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10.1830464426517">
                <text:p>10.18304644265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8">
                <text:p>1.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7">
                <text:p>1.7</text:p>
              </table:table-cell>
              <table:table-cell office:value-type="float" office:value="30">
                <text:p>30</text:p>
              </table:table-cell>
              <table:table-cell office:value-type="float" office:value="1.7">
                <text:p>1.7</text:p>
              </table:table-cell>
              <table:table-cell office:value-type="float" office:value="0.175401837873424">
                <text:p>0.175401837873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0.154248084178">
                <text:p>10.1542480841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9">
                <text:p>1.9</text:p>
              </table:table-cell>
              <table:table-cell office:value-type="float" office:value="0.516666666666666">
                <text:p>0.516666666666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8">
                <text:p>1.8</text:p>
              </table:table-cell>
              <table:table-cell office:value-type="float" office:value="30">
                <text:p>30</text:p>
              </table:table-cell>
              <table:table-cell office:value-type="float" office:value="1.8">
                <text:p>1.8</text:p>
              </table:table-cell>
              <table:table-cell office:value-type="float" office:value="0.15833085594822">
                <text:p>0.15833085594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0.1437031439614">
                <text:p>10.14370314396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9">
                <text:p>1.9</text:p>
              </table:table-cell>
              <table:table-cell office:value-type="float" office:value="30">
                <text:p>30</text:p>
              </table:table-cell>
              <table:table-cell office:value-type="float" office:value="1.9">
                <text:p>1.9</text:p>
              </table:table-cell>
              <table:table-cell office:value-type="float" office:value="0.142921307149509">
                <text:p>0.142921307149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0.1499618242179">
                <text:p>10.14996182421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1">
                <text:p>2.1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129011492516686">
                <text:p>0.1290114925166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0.1719349605056">
                <text:p>10.17193496050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2">
                <text:p>2.2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1">
                <text:p>2.1</text:p>
              </table:table-cell>
              <table:table-cell office:value-type="float" office:value="30">
                <text:p>30</text:p>
              </table:table-cell>
              <table:table-cell office:value-type="float" office:value="2.1">
                <text:p>2.1</text:p>
              </table:table-cell>
              <table:table-cell office:value-type="float" office:value="0.116455450438694">
                <text:p>0.116455450438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0.2088345926487">
                <text:p>10.20883459264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3">
                <text:p>2.3</text:p>
              </table:table-cell>
              <table:table-cell office:value-type="float" office:value="0.45">
                <text:p>0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2">
                <text:p>2.2</text:p>
              </table:table-cell>
              <table:table-cell office:value-type="float" office:value="30">
                <text:p>30</text:p>
              </table:table-cell>
              <table:table-cell office:value-type="float" office:value="2.2">
                <text:p>2.2</text:p>
              </table:table-cell>
              <table:table-cell office:value-type="float" office:value="0.105121425016651">
                <text:p>0.105121425016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0.2601317565509">
                <text:p>10.26013175655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4">
                <text:p>2.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3">
                <text:p>2.3</text:p>
              </table:table-cell>
              <table:table-cell office:value-type="float" office:value="30">
                <text:p>30</text:p>
              </table:table-cell>
              <table:table-cell office:value-type="float" office:value="2.3">
                <text:p>2.3</text:p>
              </table:table-cell>
              <table:table-cell office:value-type="float" office:value="0.0948904834930743">
                <text:p>0.09489048349307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0.3255275576392">
                <text:p>10.32552755763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5">
                <text:p>2.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4">
                <text:p>2.4</text:p>
              </table:table-cell>
              <table:table-cell office:value-type="float" office:value="30">
                <text:p>30</text:p>
              </table:table-cell>
              <table:table-cell office:value-type="float" office:value="2.4">
                <text:p>2.4</text:p>
              </table:table-cell>
              <table:table-cell office:value-type="float" office:value="0.0856552682397822">
                <text:p>0.08565526823978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0.4049349540403">
                <text:p>10.40493495404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6">
                <text:p>2.6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5">
                <text:p>2.5</text:p>
              </table:table-cell>
              <table:table-cell office:value-type="float" office:value="30">
                <text:p>30</text:p>
              </table:table-cell>
              <table:table-cell office:value-type="float" office:value="2.5">
                <text:p>2.5</text:p>
              </table:table-cell>
              <table:table-cell office:value-type="float" office:value="0.0773188702085655">
                <text:p>0.0773188702085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0.4984696741687">
                <text:p>10.49846967416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7">
                <text:p>2.7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6">
                <text:p>2.6</text:p>
              </table:table-cell>
              <table:table-cell office:value-type="float" office:value="30">
                <text:p>30</text:p>
              </table:table-cell>
              <table:table-cell office:value-type="float" office:value="2.6">
                <text:p>2.6</text:p>
              </table:table-cell>
              <table:table-cell office:value-type="float" office:value="0.0697938120232568">
                <text:p>0.0697938120232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0.6064494748648">
                <text:p>10.60644947486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8">
                <text:p>2.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7">
                <text:p>2.7</text:p>
              </table:table-cell>
              <table:table-cell office:value-type="float" office:value="30">
                <text:p>30</text:p>
              </table:table-cell>
              <table:table-cell office:value-type="float" office:value="2.7">
                <text:p>2.7</text:p>
              </table:table-cell>
              <table:table-cell office:value-type="float" office:value="0.0630011300423538">
                <text:p>0.06300113004235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0.7294016242945">
                <text:p>10.72940162429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9">
                <text:p>2.9</text:p>
              </table:table-cell>
              <table:table-cell office:value-type="float" office:value="0.35">
                <text:p>0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8">
                <text:p>2.8</text:p>
              </table:table-cell>
              <table:table-cell office:value-type="float" office:value="30">
                <text:p>30</text:p>
              </table:table-cell>
              <table:table-cell office:value-type="float" office:value="2.8">
                <text:p>2.8</text:p>
              </table:table-cell>
              <table:table-cell office:value-type="float" office:value="0.0568695457598872">
                <text:p>0.05686954575988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10.8680791605131">
                <text:p>10.86807916051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9">
                <text:p>2.9</text:p>
              </table:table-cell>
              <table:table-cell office:value-type="float" office:value="30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0513347178496907">
                <text:p>0.0513347178496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11.0234872230283">
                <text:p>11.02348722302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1">
                <text:p>3.1</text:p>
              </table:table-cell>
              <table:table-cell office:value-type="float" office:value="0.316666666666666">
                <text:p>0.316666666666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0463385670044533">
                <text:p>0.0463385670044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11.196921690298">
                <text:p>11.1969216902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2">
                <text:p>3.2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1">
                <text:p>3.1</text:p>
              </table:table-cell>
              <table:table-cell office:value-type="float" office:value="30">
                <text:p>30</text:p>
              </table:table-cell>
              <table:table-cell office:value-type="float" office:value="3.1">
                <text:p>3.1</text:p>
              </table:table-cell>
              <table:table-cell office:value-type="float" office:value="0.0418286664848036">
                <text:p>0.0418286664848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11.390023633644">
                <text:p>11.3900236336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3">
                <text:p>3.3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2">
                <text:p>3.2</text:p>
              </table:table-cell>
              <table:table-cell office:value-type="float" office:value="30">
                <text:p>30</text:p>
              </table:table-cell>
              <table:table-cell office:value-type="float" office:value="3.2">
                <text:p>3.2</text:p>
              </table:table-cell>
              <table:table-cell office:value-type="float" office:value="0.0377576919831981">
                <text:p>0.0377576919831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11.6048549533462">
                <text:p>11.60485495334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4">
                <text:p>3.4</text:p>
              </table:table-cell>
              <table:table-cell office:value-type="float" office:value="0.266666666666666">
                <text:p>0.266666666666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3">
                <text:p>3.3</text:p>
              </table:table-cell>
              <table:table-cell office:value-type="float" office:value="30">
                <text:p>30</text:p>
              </table:table-cell>
              <table:table-cell office:value-type="float" office:value="3.3">
                <text:p>3.3</text:p>
              </table:table-cell>
              <table:table-cell office:value-type="float" office:value="0.0340829250297998">
                <text:p>0.0340829250297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11.8440033837876">
                <text:p>11.84400338378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5">
                <text:p>3.5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4">
                <text:p>3.4</text:p>
              </table:table-cell>
              <table:table-cell office:value-type="float" office:value="30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0.0307658047293748">
                <text:p>0.03076580472937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12.1107295110035">
                <text:p>12.11072951100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6">
                <text:p>3.6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5">
                <text:p>3.5</text:p>
              </table:table-cell>
              <table:table-cell office:value-type="float" office:value="30">
                <text:p>30</text:p>
              </table:table-cell>
              <table:table-cell office:value-type="float" office:value="3.5">
                <text:p>3.5</text:p>
              </table:table-cell>
              <table:table-cell office:value-type="float" office:value="0.02777152312539">
                <text:p>0.027771523125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12.4091757416363">
                <text:p>12.40917574163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7">
                <text:p>3.7</text:p>
              </table:table-cell>
              <table:table-cell office:value-type="float" office:value="0.216666666666666">
                <text:p>0.216666666666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6">
                <text:p>3.6</text:p>
              </table:table-cell>
              <table:table-cell office:value-type="float" office:value="30">
                <text:p>30</text:p>
              </table:table-cell>
              <table:table-cell office:value-type="float" office:value="3.6">
                <text:p>3.6</text:p>
              </table:table-cell>
              <table:table-cell office:value-type="float" office:value="0.025068659945296">
                <text:p>0.025068659945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12.7446695528278">
                <text:p>12.74466955282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8">
                <text:p>3.8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  <table:table-cell office:value-type="float" office:value="3.7">
                <text:p>3.7</text:p>
              </table:table-cell>
              <table:table-cell office:value-type="float" office:value="0.0226288528942202">
                <text:p>0.0226288528942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3.1241752603098">
                <text:p>13.12417526030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9">
                <text:p>3.9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8">
                <text:p>3.8</text:p>
              </table:table-cell>
              <table:table-cell office:value-type="float" office:value="30">
                <text:p>30</text:p>
              </table:table-cell>
              <table:table-cell office:value-type="float" office:value="3.8">
                <text:p>3.8</text:p>
              </table:table-cell>
              <table:table-cell office:value-type="float" office:value="0.0204265000373243">
                <text:p>0.0204265000373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13.556989093182">
                <text:p>13.5569890931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0.166666666666666">
                <text:p>0.166666666666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9">
                <text:p>3.9</text:p>
              </table:table-cell>
              <table:table-cell office:value-type="float" office:value="30">
                <text:p>30</text:p>
              </table:table-cell>
              <table:table-cell office:value-type="float" office:value="3.9">
                <text:p>3.9</text:p>
              </table:table-cell>
              <table:table-cell office:value-type="float" office:value="0.0184384911477939">
                <text:p>0.01843849114779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14.0558515530346">
                <text:p>14.05585155303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1">
                <text:p>4.1</text:p>
              </table:table-cell>
              <table:table-cell office:value-type="float" office:value="0.15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016643965201383">
                <text:p>0.0166439652013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14.6388158953468">
                <text:p>14.63881589534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2">
                <text:p>4.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1">
                <text:p>4.1</text:p>
              </table:table-cell>
              <table:table-cell office:value-type="float" office:value="30">
                <text:p>30</text:p>
              </table:table-cell>
              <table:table-cell office:value-type="float" office:value="4.1">
                <text:p>4.1</text:p>
              </table:table-cell>
              <table:table-cell office:value-type="float" office:value="0.0150240914727989">
                <text:p>0.0150240914727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15.3325827242213">
                <text:p>15.3325827242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3">
                <text:p>4.3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2">
                <text:p>4.2</text:p>
              </table:table-cell>
              <table:table-cell office:value-type="float" office:value="30">
                <text:p>30</text:p>
              </table:table-cell>
              <table:table-cell office:value-type="float" office:value="4.2">
                <text:p>4.2</text:p>
              </table:table-cell>
              <table:table-cell office:value-type="float" office:value="0.0135618719368791">
                <text:p>0.01356187193687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16.1789327132434">
                <text:p>16.17893271324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4">
                <text:p>4.4</text:p>
              </table:table-cell>
              <table:table-cell office:value-type="float" office:value="0.1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3">
                <text:p>4.3</text:p>
              </table:table-cell>
              <table:table-cell office:value-type="float" office:value="30">
                <text:p>30</text:p>
              </table:table-cell>
              <table:table-cell office:value-type="float" office:value="4.3">
                <text:p>4.3</text:p>
              </table:table-cell>
              <table:table-cell office:value-type="float" office:value="0.0122419629010715">
                <text:p>0.01224196290107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17.2484940632829">
                <text:p>17.24849406328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5">
                <text:p>4.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4">
                <text:p>4.4</text:p>
              </table:table-cell>
              <table:table-cell office:value-type="float" office:value="30">
                <text:p>30</text:p>
              </table:table-cell>
              <table:table-cell office:value-type="float" office:value="4.4">
                <text:p>4.4</text:p>
              </table:table-cell>
              <table:table-cell office:value-type="float" office:value="0.0110505139975314">
                <text:p>0.01105051399753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18.674863862751">
                <text:p>18.6748638627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6">
                <text:p>4.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5">
                <text:p>4.5</text:p>
              </table:table-cell>
              <table:table-cell office:value-type="float" office:value="30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0.009975022845311">
                <text:p>0.0099750228453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20.7607435123869">
                <text:p>20.76074351238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7">
                <text:p>4.7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6">
                <text:p>4.6</text:p>
              </table:table-cell>
              <table:table-cell office:value-type="float" office:value="30">
                <text:p>30</text:p>
              </table:table-cell>
              <table:table-cell office:value-type="float" office:value="4.6">
                <text:p>4.6</text:p>
              </table:table-cell>
              <table:table-cell office:value-type="float" office:value="0.00900420385754942">
                <text:p>0.009004203857549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24.4816459240434">
                <text:p>24.48164592404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8">
                <text:p>4.8</text:p>
              </table:table-cell>
              <table:table-cell office:value-type="float" office:value="0.0333333333333335">
                <text:p>0.03333333333333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7">
                <text:p>4.7</text:p>
              </table:table-cell>
              <table:table-cell office:value-type="float" office:value="30">
                <text:p>30</text:p>
              </table:table-cell>
              <table:table-cell office:value-type="float" office:value="4.7">
                <text:p>4.7</text:p>
              </table:table-cell>
              <table:table-cell office:value-type="float" office:value="0.00812786981700192">
                <text:p>0.00812786981700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9">
                <text:p>4.99</text:p>
              </table:table-cell>
              <table:table-cell office:value-type="float" office:value="37.559805413705">
                <text:p>37.5598054137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9">
                <text:p>4.9</text:p>
              </table:table-cell>
              <table:table-cell office:value-type="float" office:value="0.0166666666666669">
                <text:p>0.01666666666666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8">
                <text:p>4.8</text:p>
              </table:table-cell>
              <table:table-cell office:value-type="float" office:value="30">
                <text:p>30</text:p>
              </table:table-cell>
              <table:table-cell office:value-type="float" office:value="4.8">
                <text:p>4.8</text:p>
              </table:table-cell>
              <table:table-cell office:value-type="float" office:value="0.00733682497722905">
                <text:p>0.00733682497722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99">
                <text:p>4.999</text:p>
              </table:table-cell>
              <table:table-cell office:value-type="float" office:value="50.9875561114125">
                <text:p>50.9875561114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99">
                <text:p>4.99</text:p>
              </table:table-cell>
              <table:table-cell office:value-type="float" office:value="0.00166666666666663">
                <text:p>0.001666666666666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9">
                <text:p>4.9</text:p>
              </table:table-cell>
              <table:table-cell office:value-type="float" office:value="30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0.0066227685677116">
                <text:p>0.0066227685677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9999">
                <text:p>4.9999</text:p>
              </table:table-cell>
              <table:table-cell office:value-type="float" office:value="64.4713208239371">
                <text:p>64.47132082393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999">
                <text:p>4.999</text:p>
              </table:table-cell>
              <table:table-cell office:value-type="float" office:value="0.000166666666666722">
                <text:p>0.0001666666666667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99">
                <text:p>4.99</text:p>
              </table:table-cell>
              <table:table-cell office:value-type="float" office:value="30">
                <text:p>30</text:p>
              </table:table-cell>
              <table:table-cell office:value-type="float" office:value="4.99">
                <text:p>4.99</text:p>
              </table:table-cell>
              <table:table-cell office:value-type="float" office:value="0.00603973462454929">
                <text:p>0.006039734624549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99999">
                <text:p>4.99999</text:p>
              </table:table-cell>
              <table:table-cell office:value-type="float" office:value="77.9628601207638">
                <text:p>77.96286012076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9999">
                <text:p>4.9999</text:p>
              </table:table-cell>
              <table:table-cell office:value-type="float" office:value="0.0000166666666666278">
                <text:p>0.00001666666666662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999">
                <text:p>4.999</text:p>
              </table:table-cell>
              <table:table-cell office:value-type="float" office:value="30">
                <text:p>30</text:p>
              </table:table-cell>
              <table:table-cell office:value-type="float" office:value="4.999">
                <text:p>4.999</text:p>
              </table:table-cell>
              <table:table-cell office:value-type="float" office:value="0.0059843320728899">
                <text:p>0.005984332072889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99999">
                <text:p>4.99999</text:p>
              </table:table-cell>
              <table:table-cell office:value-type="float" office:value="0.00000166666666660357">
                <text:p>0.000001666666666603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9999">
                <text:p>4.9999</text:p>
              </table:table-cell>
              <table:table-cell office:value-type="float" office:value="30">
                <text:p>30</text:p>
              </table:table-cell>
              <table:table-cell office:value-type="float" office:value="4.9999">
                <text:p>4.9999</text:p>
              </table:table-cell>
              <table:table-cell office:value-type="float" office:value="0.00597881984643222">
                <text:p>0.0059788198464322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99999">
                <text:p>4.99999</text:p>
              </table:table-cell>
              <table:table-cell office:value-type="float" office:value="30">
                <text:p>30</text:p>
              </table:table-cell>
              <table:table-cell office:value-type="float" office:value="4.99999">
                <text:p>4.99999</text:p>
              </table:table-cell>
              <table:table-cell office:value-type="float" office:value="0.00597826890311875">
                <text:p>0.0059782689031187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00597820769032901">
                <text:p>0.0059782076903290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.1">
                <text:p>5.1</text:p>
              </table:table-cell>
              <table:table-cell office:value-type="float" office:value="30">
                <text:p>30</text:p>
              </table:table-cell>
              <table:table-cell office:value-type="float" office:value="5.1">
                <text:p>5.1</text:p>
              </table:table-cell>
              <table:table-cell office:value-type="float" office:value="0.00539637869318722">
                <text:p>0.0053963786931872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.2">
                <text:p>5.2</text:p>
              </table:table-cell>
              <table:table-cell office:value-type="float" office:value="30">
                <text:p>30</text:p>
              </table:table-cell>
              <table:table-cell office:value-type="float" office:value="5.2">
                <text:p>5.2</text:p>
              </table:table-cell>
              <table:table-cell office:value-type="float" office:value="0.00487117619673772">
                <text:p>0.0048711761967377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.3">
                <text:p>5.3</text:p>
              </table:table-cell>
              <table:table-cell office:value-type="float" office:value="30">
                <text:p>30</text:p>
              </table:table-cell>
              <table:table-cell office:value-type="float" office:value="5.3">
                <text:p>5.3</text:p>
              </table:table-cell>
              <table:table-cell office:value-type="float" office:value="0.00439708902742881">
                <text:p>0.0043970890274288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.4">
                <text:p>5.4</text:p>
              </table:table-cell>
              <table:table-cell office:value-type="float" office:value="30">
                <text:p>30</text:p>
              </table:table-cell>
              <table:table-cell office:value-type="float" office:value="5.4">
                <text:p>5.4</text:p>
              </table:table-cell>
              <table:table-cell office:value-type="float" office:value="0.00396914238661358">
                <text:p>0.0039691423866135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.5">
                <text:p>5.5</text:p>
              </table:table-cell>
              <table:table-cell office:value-type="float" office:value="30">
                <text:p>30</text:p>
              </table:table-cell>
              <table:table-cell office:value-type="float" office:value="5.5">
                <text:p>5.5</text:p>
              </table:table-cell>
              <table:table-cell office:value-type="float" office:value="0.00358284564786825">
                <text:p>0.0035828456478682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.6">
                <text:p>5.6</text:p>
              </table:table-cell>
              <table:table-cell office:value-type="float" office:value="30">
                <text:p>30</text:p>
              </table:table-cell>
              <table:table-cell office:value-type="float" office:value="5.6">
                <text:p>5.6</text:p>
              </table:table-cell>
              <table:table-cell office:value-type="float" office:value="0.00323414523493592">
                <text:p>0.0032341452349359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.7">
                <text:p>5.7</text:p>
              </table:table-cell>
              <table:table-cell office:value-type="float" office:value="30">
                <text:p>30</text:p>
              </table:table-cell>
              <table:table-cell office:value-type="float" office:value="5.7">
                <text:p>5.7</text:p>
              </table:table-cell>
              <table:table-cell office:value-type="float" office:value="0.0029193820858239">
                <text:p>0.002919382085823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.8">
                <text:p>5.8</text:p>
              </table:table-cell>
              <table:table-cell office:value-type="float" office:value="30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0.00263525325670737">
                <text:p>0.0026352532567073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.9">
                <text:p>5.9</text:p>
              </table:table-cell>
              <table:table-cell office:value-type="float" office:value="30">
                <text:p>30</text:p>
              </table:table-cell>
              <table:table-cell office:value-type="float" office:value="5.9">
                <text:p>5.9</text:p>
              </table:table-cell>
              <table:table-cell office:value-type="float" office:value="0.00237877726273261">
                <text:p>0.0023787772627326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00214726279202622">
                <text:p>0.002147262792026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